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576cm"/>
    </style:style>
    <style:style style:name="gr3" style:family="graphic" style:parent-style-name="standard">
      <style:graphic-properties draw:textarea-horizontal-align="justify" draw:textarea-vertical-align="middle" draw:auto-grow-height="false" fo:min-height="0.751cm" fo:min-width="0.69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252cm" fo:min-width="2.001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3.5cm"/>
    </style:style>
    <style:style style:name="gr7" style:family="graphic" style:parent-style-name="objectwithoutfill">
      <style:graphic-properties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4.5cm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gr10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456cm" fo:min-width="2.206cm"/>
    </style:style>
    <style:style style:name="gr12" style:family="graphic" style:parent-style-name="standard">
      <style:graphic-properties draw:textarea-horizontal-align="justify" draw:textarea-vertical-align="middle" draw:auto-grow-height="false" fo:min-height="1.751cm" fo:min-width="1.934cm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0.751cm" fo:min-width="1.32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806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251cm" fo:min-width="2.001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25cm" fo:min-width="2.001cm"/>
    </style:style>
    <style:style style:name="gr18" style:family="graphic" style:parent-style-name="standard">
      <style:graphic-properties draw:textarea-horizontal-align="justify" draw:textarea-vertical-align="middle" draw:auto-grow-height="false" fo:min-height="1.162cm" fo:min-width="2.322cm"/>
    </style:style>
    <style:style style:name="gr19" style:family="graphic" style:parent-style-name="standard">
      <style:graphic-properties draw:fill-color="#ff3333" draw:textarea-horizontal-align="justify" draw:textarea-vertical-align="middle" draw:auto-grow-height="false" fo:min-height="0.464cm" fo:min-width="0.214cm"/>
    </style:style>
    <style:style style:name="gr20" style:family="graphic" style:parent-style-name="standard">
      <style:graphic-properties draw:fill-color="#ff3333" draw:textarea-horizontal-align="justify" draw:textarea-vertical-align="middle" draw:auto-grow-height="false" fo:min-height="0.464cm" fo:min-width="0.214cm"/>
    </style:style>
    <style:style style:name="gr21" style:family="graphic" style:parent-style-name="standard">
      <style:graphic-properties draw:fill-color="#99ff66" draw:textarea-horizontal-align="justify" draw:textarea-vertical-align="middle" draw:auto-grow-height="false" fo:min-height="0.544cm" fo:min-width="0.501cm"/>
    </style:style>
    <style:style style:name="gr22" style:family="graphic" style:parent-style-name="standard">
      <style:graphic-properties draw:fill-color="#ffff99" draw:textarea-horizontal-align="justify" draw:textarea-vertical-align="middle" draw:auto-grow-height="false" fo:min-height="0.456cm" fo:min-width="0.402cm"/>
    </style:style>
    <style:style style:name="gr23" style:family="graphic" style:parent-style-name="standard">
      <style:graphic-properties draw:fill-color="#ffff99" draw:textarea-horizontal-align="justify" draw:textarea-vertical-align="middle" draw:auto-grow-height="false" fo:min-height="0.456cm" fo:min-width="0.402cm"/>
    </style:style>
    <style:style style:name="gr24" style:family="graphic" style:parent-style-name="standard">
      <style:graphic-properties draw:fill-color="#99ff66" draw:textarea-horizontal-align="justify" draw:textarea-vertical-align="middle" draw:auto-grow-height="false" fo:min-height="0.544cm" fo:min-width="0.501cm"/>
    </style:style>
    <style:style style:name="gr25" style:family="graphic" style:parent-style-name="standard">
      <style:graphic-properties draw:textarea-horizontal-align="justify" draw:textarea-vertical-align="middle" draw:auto-grow-height="false" fo:min-height="1.65cm" fo:min-width="4.5cm"/>
    </style:style>
    <style:style style:name="gr26" style:family="graphic" style:parent-style-name="standard">
      <style:graphic-properties draw:textarea-horizontal-align="justify" draw:textarea-vertical-align="middle" draw:auto-grow-height="false" fo:min-height="0.85cm" fo:min-width="4.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016cm"/>
    </style:style>
    <style:style style:name="gr28" style:family="graphic" style:parent-style-name="standard">
      <style:graphic-properties draw:textarea-horizontal-align="justify" draw:textarea-vertical-align="middle" draw:auto-grow-height="false" fo:min-height="0.551cm" fo:min-width="1.901cm"/>
    </style:style>
    <style:style style:name="gr29" style:family="graphic" style:parent-style-name="standard">
      <style:graphic-properties draw:textarea-horizontal-align="justify" draw:textarea-vertical-align="middle" draw:auto-grow-height="false" fo:min-height="0.456cm" fo:min-width="1.304cm"/>
    </style:style>
    <style:style style:name="gr30" style:family="graphic" style:parent-style-name="standard">
      <style:graphic-properties draw:textarea-horizontal-align="justify" draw:textarea-vertical-align="middle" draw:auto-grow-height="false" fo:min-height="1.02cm" fo:min-width="3.028cm"/>
    </style:style>
    <style:style style:name="gr31" style:family="graphic" style:parent-style-name="standard">
      <style:graphic-properties draw:textarea-horizontal-align="justify" draw:textarea-vertical-align="middle" draw:auto-grow-height="false" fo:min-height="0.75cm" fo:min-width="2.5cm"/>
    </style:style>
    <style:style style:name="gr32" style:family="graphic" style:parent-style-name="standard">
      <style:graphic-properties draw:fill="none" draw:textarea-horizontal-align="justify" draw:textarea-vertical-align="middle" draw:auto-grow-height="false" fo:min-height="0.301cm" fo:min-width="2.001cm"/>
    </style:style>
    <style:style style:name="gr33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34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0.17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draw:auto-grow-height="false" fo:min-height="0.17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085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0.251cm" fo:min-width="1.9cm"/>
    </style:style>
    <style:style style:name="gr38" style:family="graphic" style:parent-style-name="standard">
      <style:graphic-properties draw:textarea-horizontal-align="justify" draw:textarea-vertical-align="middle" draw:auto-grow-height="false" fo:min-height="1.162cm" fo:min-width="2.206cm"/>
    </style:style>
    <style:style style:name="gr39" style:family="graphic" style:parent-style-name="standard">
      <style:graphic-properties draw:textarea-horizontal-align="justify" draw:textarea-vertical-align="middle" draw:auto-grow-height="false" fo:min-height="0.751cm" fo:min-width="1.292cm"/>
    </style:style>
    <style:style style:name="gr40" style:family="graphic" style:parent-style-name="standard">
      <style:graphic-properties draw:textarea-horizontal-align="justify" draw:textarea-vertical-align="middle" draw:auto-grow-height="false" fo:min-height="1.251cm" fo:min-width="3.018cm"/>
    </style:style>
    <style:style style:name="gr41" style:family="graphic" style:parent-style-name="standard">
      <style:graphic-properties draw:textarea-horizontal-align="justify" draw:textarea-vertical-align="middle" draw:auto-grow-height="false" fo:min-height="0.751cm" fo:min-width="3.324cm"/>
    </style:style>
    <style:style style:name="gr42" style:family="graphic" style:parent-style-name="standard">
      <style:graphic-properties draw:textarea-horizontal-align="justify" draw:textarea-vertical-align="middle" draw:auto-grow-height="false" fo:min-height="1.164cm" fo:min-width="3.036cm"/>
    </style:style>
    <style:style style:name="gr43" style:family="graphic" style:parent-style-name="standard">
      <style:graphic-properties draw:textarea-horizontal-align="justify" draw:textarea-vertical-align="middle" draw:auto-grow-height="false" fo:min-height="1.024cm" fo:min-width="2.894cm"/>
    </style:style>
    <style:style style:name="gr44" style:family="graphic" style:parent-style-name="standard">
      <style:graphic-properties draw:textarea-horizontal-align="justify" draw:textarea-vertical-align="middle" draw:auto-grow-height="false" fo:min-height="1.162cm" fo:min-width="2.026cm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0.301cm" fo:min-width="0.5cm"/>
    </style:style>
    <style:style style:name="gr46" style:family="graphic" style:parent-style-name="standard">
      <style:graphic-properties draw:textarea-horizontal-align="justify" draw:textarea-vertical-align="middle" draw:auto-grow-height="false" fo:min-height="0.75cm" fo:min-width="4.7cm"/>
    </style:style>
    <style:style style:name="gr47" style:family="graphic" style:parent-style-name="standard">
      <style:graphic-properties draw:textarea-horizontal-align="justify" draw:textarea-vertical-align="middle" draw:auto-grow-height="false" fo:min-height="0.85cm" fo:min-width="5.5cm"/>
    </style:style>
    <style:style style:name="gr48" style:family="graphic" style:parent-style-name="standard">
      <style:graphic-properties draw:textarea-horizontal-align="justify" draw:textarea-vertical-align="middle" draw:auto-grow-height="false" fo:min-height="0.751cm" fo:min-width="3.63cm"/>
    </style:style>
    <style:style style:name="gr49" style:family="graphic" style:parent-style-name="standard">
      <style:graphic-properties draw:fill="none" draw:textarea-horizontal-align="justify" draw:textarea-vertical-align="middle" draw:auto-grow-height="false" fo:min-height="0.351cm" fo:min-width="0.5cm"/>
    </style:style>
    <style:style style:name="gr50" style:family="graphic" style:parent-style-name="standard">
      <style:graphic-properties draw:textarea-horizontal-align="justify" draw:textarea-vertical-align="middle" draw:auto-grow-height="false" fo:min-height="0.751cm" fo:min-width="2.56cm"/>
    </style:style>
    <style:style style:name="gr51" style:family="graphic" style:parent-style-name="standard">
      <style:graphic-properties draw:textarea-horizontal-align="justify" draw:textarea-vertical-align="middle" draw:auto-grow-height="false" fo:min-height="0.95cm" fo:min-width="2.74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34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6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0.115cm"/>
    </style:style>
    <style:style style:name="gr55" style:family="graphic" style:parent-style-name="standard">
      <style:graphic-properties draw:textarea-horizontal-align="justify" draw:textarea-vertical-align="middle" draw:auto-grow-height="false" fo:min-height="1.75cm" fo:min-width="7.5cm"/>
    </style:style>
    <style:style style:name="gr56" style:family="graphic" style:parent-style-name="standard">
      <style:graphic-properties draw:stroke="none" svg:stroke-color="#000000" draw:fill="none" draw:fill-color="#729fcf" draw:textarea-horizontal-align="left" draw:auto-grow-height="true" draw:auto-grow-width="true" fo:min-height="0.712cm" fo:min-width="1.58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58" style:family="graphic" style:parent-style-name="standard">
      <style:graphic-properties draw:stroke="none" draw:fill="none" fo:min-height="0.713cm"/>
    </style:style>
    <style:style style:name="gr59" style:family="graphic" style:parent-style-name="standard">
      <style:graphic-properties draw:stroke="none" draw:fill="none" fo:min-height="0.7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8cm"/>
    </style:style>
    <style:style style:name="gr61" style:family="graphic" style:parent-style-name="standard">
      <style:graphic-properties draw:stroke="none" draw:fill="none" draw:auto-grow-height="false" draw:auto-grow-width="true" fo:min-height="0.713cm" fo:min-width="2.453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language-asian="zh" style:country-asian="CN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4pt" style:font-size-asian="18pt" style:language-asian="zh" style:country-asian="CN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-color="#ff3333"/>
      <style:paragraph-properties fo:text-align="center"/>
    </style:style>
    <style:style style:name="P9" style:family="paragraph">
      <loext:graphic-properties draw:fill-color="#99ff66"/>
      <style:paragraph-properties fo:text-align="center"/>
    </style:style>
    <style:style style:name="P10" style:family="paragraph">
      <loext:graphic-properties draw:fill-color="#ffff99"/>
      <style:paragraph-properties fo:text-align="center"/>
    </style:style>
    <style:style style:name="P1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729fcf"/>
    </style:style>
    <style:style style:name="P13" style:family="paragraph">
      <loext:graphic-properties draw:fill="non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language-asian="zh" style:country-asian="CN"/>
    </style:style>
    <style:style style:name="T3" style:family="text">
      <style:text-properties fo:font-size="14pt" style:font-size-asian="18pt" style:language-asian="zh" style:country-asian="CN"/>
    </style:style>
    <style:style style:name="T4" style:family="text">
      <style:text-properties fo:font-size="18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3.034cm" svg:height="0.962cm" svg:x="1.8cm" svg:y="1.5cm">
          <draw:text-box>
            <text:p>Compiler</text:p>
          </draw:text-box>
        </draw:frame>
      </draw:page>
      <draw:page draw:name="page2" draw:style-name="dp1" draw:master-page-name="默认">
        <draw:frame draw:style-name="gr2" draw:text-style-name="P2" draw:layer="layout" svg:width="12.076cm" svg:height="1.673cm" svg:x="0.056cm" svg:y="0.041cm">
          <draw:text-box>
            <text:p><text:span text:style-name="T1">Compiler</text:span></text:p>
          </draw:text-box>
        </draw:frame>
        <draw:custom-shape draw:style-name="gr3" draw:text-style-name="P4" xml:id="id1" draw:id="id1" draw:layer="layout" svg:width="2cm" svg:height="1cm" svg:x="3.5cm" svg:y="2.002cm">
          <text:p text:style-name="P3"><text:span text:style-name="T2">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5" draw:layer="layout" svg:x1="4.5cm" svg:y1="3.002cm" svg:x2="4.5cm" svg:y2="4cm" draw:start-shape="id1" draw:start-glue-point="6" draw:end-shape="id2" draw:end-glue-point="4" svg:d="M4500 3002v998" svg:viewBox="0 0 1 999">
          <text:p/>
        </draw:connector>
        <draw:custom-shape draw:style-name="gr5" draw:text-style-name="P6" xml:id="id6" draw:id="id6" draw:layer="layout" svg:width="5.001cm" svg:height="1.002cm" svg:x="2cm" svg:y="15.998cm">
          <text:p text:style-name="P3"><text:span text:style-name="T3">StopIter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7" xml:id="id2" draw:id="id2" draw:layer="layout" svg:width="4cm" svg:height="1cm" svg:x="2.5cm" svg:y="4cm">
          <text:p text:style-name="P3"><text:span text:style-name="T4">Tokeniz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5" draw:layer="layout" svg:x1="4.5cm" svg:y1="5cm" svg:x2="4.5cm" svg:y2="6cm" draw:start-shape="id2" draw:start-glue-point="6" draw:end-shape="id3" draw:end-glue-point="5" svg:d="M4500 5000v1000" svg:viewBox="0 0 1 1001">
          <text:p/>
        </draw:connector>
        <draw:custom-shape draw:style-name="gr8" draw:text-style-name="P7" xml:id="id4" draw:id="id4" draw:layer="layout" svg:width="5cm" svg:height="1cm" svg:x="2cm" svg:y="9cm">
          <text:p text:style-name="P3"><text:span text:style-name="T4">Identify stmt typ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svg:x1="4.5cm" svg:y1="10cm" svg:x2="4.5cm" svg:y2="12cm" draw:start-shape="id4" draw:start-glue-point="6" draw:end-shape="id5" draw:end-glue-point="4" svg:d="M4500 10000v2000" svg:viewBox="0 0 1 2001">
          <text:p/>
        </draw:connector>
        <draw:custom-shape draw:style-name="gr9" draw:text-style-name="P7" xml:id="id5" draw:id="id5" draw:layer="layout" svg:width="5cm" svg:height="2cm" svg:x="2cm" svg:y="12cm">
          <text:p text:style-name="P3"><text:span text:style-name="T4">Collect token</text:span></text:p>
          <text:p text:style-name="P3"><text:span text:style-name="T4">of the stm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svg:x1="7.001cm" svg:y1="16.499cm" svg:x2="8cm" svg:y2="8.2cm" draw:start-shape="id6" draw:start-glue-point="7" draw:end-shape="id7" draw:end-glue-point="8" svg:d="M7001 16499h999v-8299" svg:viewBox="0 0 1000 8300">
          <text:p/>
        </draw:connector>
        <draw:connector draw:style-name="gr4" draw:text-style-name="P5" draw:layer="layout" svg:x1="4.5cm" svg:y1="14cm" svg:x2="4.501cm" svg:y2="15.998cm" draw:start-shape="id5" draw:start-glue-point="6" draw:end-shape="id6" draw:end-glue-point="4" svg:d="M4500 14000v1000h1v998" svg:viewBox="0 0 2 1999">
          <text:p/>
        </draw:connector>
        <draw:custom-shape draw:style-name="gr10" draw:text-style-name="P3" xml:id="id8" draw:id="id8" draw:layer="layout" svg:width="0.4cm" svg:height="0.4cm" svg:x="4.3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4.5cm" svg:y1="8.2cm" svg:x2="4.5cm" svg:y2="9cm" draw:start-shape="id8" draw:start-glue-point="8" draw:end-shape="id4" draw:end-glue-point="4" svg:d="M4500 8200v800" svg:viewBox="0 0 1 801">
          <text:p/>
        </draw:connector>
        <draw:custom-shape draw:style-name="gr11" draw:text-style-name="P7" xml:id="id10" draw:id="id10" draw:layer="layout" svg:width="3cm" svg:height="1cm" svg:x="3cm" svg:y="22cm">
          <text:p text:style-name="P3"><text:span text:style-name="T4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5" draw:layer="layout" svg:x1="4.501cm" svg:y1="20cm" svg:x2="4.5cm" svg:y2="22cm" draw:start-shape="id9" draw:start-glue-point="6" draw:end-shape="id10" draw:end-glue-point="4" svg:d="M4501 20000v1001h-1v999" svg:viewBox="0 0 2 2001">
          <text:p/>
        </draw:connector>
        <draw:custom-shape draw:style-name="gr5" draw:text-style-name="P6" xml:id="id9" draw:id="id9" draw:layer="layout" svg:width="5.001cm" svg:height="1.002cm" svg:x="2cm" svg:y="18.998cm">
          <text:p text:style-name="P3"><text:span text:style-name="T3">There are not sub block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10cm" svg:y1="16cm" svg:x2="8.2cm" svg:y2="8cm" draw:start-shape="id11" draw:start-glue-point="5" draw:end-shape="id7" draw:end-glue-point="10" svg:d="M10000 16000v-8000h-1800" svg:viewBox="0 0 1801 8001">
          <text:p/>
        </draw:connector>
        <draw:connector draw:style-name="gr4" draw:text-style-name="P5" draw:layer="layout" svg:x1="4.501cm" svg:y1="17cm" svg:x2="4.501cm" svg:y2="18.998cm" draw:start-shape="id6" draw:start-glue-point="6" draw:end-shape="id9" draw:end-glue-point="4" svg:d="M4501 17000v1998" svg:viewBox="0 0 1 1999">
          <text:p/>
        </draw:connector>
        <draw:custom-shape draw:style-name="gr12" draw:text-style-name="P7" xml:id="id11" draw:id="id11" draw:layer="layout" svg:width="4cm" svg:height="2cm" svg:x="8cm" svg:y="16cm">
          <text:p text:style-name="P3"><text:span text:style-name="T4">Token list of</text:span></text:p>
          <text:p text:style-name="P3"><text:span text:style-name="T4">Sub block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3" draw:text-style-name="P3" draw:layer="layout" svg:x1="7.001cm" svg:y1="19.499cm" svg:x2="10cm" svg:y2="18cm" draw:start-shape="id9" draw:start-glue-point="7" draw:end-shape="id11" draw:end-glue-point="8" svg:d="M7001 19499h2999v-1499" svg:viewBox="0 0 3000 1500">
          <text:p/>
        </draw:connector>
        <draw:custom-shape draw:style-name="gr10" draw:text-style-name="P3" xml:id="id7" draw:id="id7" draw:layer="layout" svg:width="0.4cm" svg:height="0.4cm" svg:x="7.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4.5cm" svg:y1="7cm" svg:x2="4.5cm" svg:y2="7.8cm" draw:start-shape="id3" draw:start-glue-point="8" draw:end-shape="id8" draw:end-glue-point="4" svg:d="M4500 7000v800" svg:viewBox="0 0 1 801">
          <text:p/>
        </draw:connector>
        <draw:custom-shape draw:style-name="gr14" draw:text-style-name="P7" xml:id="id3" draw:id="id3" draw:layer="layout" svg:width="3cm" svg:height="1cm" svg:x="3cm" svg:y="6cm">
          <text:p text:style-name="P3"><text:span text:style-name="T4">Token lis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5" draw:layer="layout" svg:x1="7.8cm" svg:y1="8cm" svg:x2="4.7cm" svg:y2="8cm" draw:start-shape="id7" draw:start-glue-point="6" draw:end-shape="id8" draw:end-glue-point="10" svg:d="M7800 8000h-3100" svg:viewBox="0 0 3101 1">
          <text:p/>
        </draw:connector>
      </draw:page>
      <draw:page draw:name="page3" draw:style-name="dp1" draw:master-page-name="默认">
        <draw:frame draw:style-name="gr15" draw:text-style-name="P1" draw:layer="layout" svg:width="10.306cm" svg:height="1.673cm" svg:x="0.094cm" svg:y="0.128cm">
          <draw:text-box>
            <text:p><text:span text:style-name="T1">Tokenizer</text:span><text:span text:style-name="T5">:</text:span> get token</text:p>
          </draw:text-box>
        </draw:frame>
        <draw:connector draw:style-name="gr4" draw:text-style-name="P5" draw:layer="layout" svg:x1="3.503cm" svg:y1="6.001cm" svg:x2="3.501cm" svg:y2="8cm" draw:start-shape="id12" draw:start-glue-point="6" draw:end-shape="id13" draw:end-glue-point="4" svg:d="M3503 6001v1000h-2v999" svg:viewBox="0 0 3 2000">
          <text:p/>
        </draw:connector>
        <draw:custom-shape draw:style-name="gr16" draw:text-style-name="P6" xml:id="id15" draw:id="id15" draw:layer="layout" svg:width="5.001cm" svg:height="1.001cm" svg:x="8.001cm" svg:y="8cm">
          <text:p text:style-name="P3"><text:span text:style-name="T3">Ch == “ “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3.501cm" svg:y1="9.001cm" svg:x2="3.5cm" svg:y2="11cm" draw:start-shape="id13" draw:start-glue-point="6" draw:end-shape="id14" draw:end-glue-point="4" svg:d="M3501 9001v1000h-1v999" svg:viewBox="0 0 2 2000">
          <text:p/>
        </draw:connector>
        <draw:connector draw:style-name="gr4" draw:text-style-name="P5" draw:layer="layout" svg:x1="13.002cm" svg:y1="8.501cm" svg:x2="13cm" svg:y2="14.5cm" draw:start-shape="id15" draw:start-glue-point="7" draw:end-shape="id16" svg:d="M13002 8501h501v5999h-503" svg:viewBox="0 0 504 6000">
          <text:p/>
        </draw:connector>
        <draw:custom-shape draw:style-name="gr3" draw:text-style-name="P4" xml:id="id17" draw:id="id17" draw:layer="layout" svg:width="2cm" svg:height="1cm" svg:x="2.503cm" svg:y="2.001cm">
          <text:p text:style-name="P3"><text:span text:style-name="T2">Next char</text:span></text:p>
          <text:p text:style-name="P3"><text:span text:style-name="T2">St = 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7" draw:text-style-name="P6" xml:id="id12" draw:id="id12" draw:layer="layout" svg:width="5.001cm" svg:height="1cm" svg:x="1.002cm" svg:y="5.001cm">
          <text:p text:style-name="P3"><text:span text:style-name="T3">st == id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3.503cm" svg:y1="3.001cm" svg:x2="3.503cm" svg:y2="5.001cm" draw:start-shape="id17" draw:start-glue-point="6" draw:end-shape="id12" draw:end-glue-point="4" svg:d="M3503 3001v2000" svg:viewBox="0 0 1 2001">
          <text:p/>
        </draw:connector>
        <draw:connector draw:style-name="gr4" draw:text-style-name="P5" draw:layer="layout" svg:x1="6.003cm" svg:y1="5.501cm" svg:x2="8cm" svg:y2="5.501cm" draw:start-shape="id12" draw:start-glue-point="7" draw:end-shape="id18" draw:end-glue-point="5" svg:d="M6003 5501h1997" svg:viewBox="0 0 1998 1">
          <text:p/>
        </draw:connector>
        <draw:custom-shape draw:style-name="gr17" draw:text-style-name="P6" xml:id="id20" draw:id="id20" draw:layer="layout" svg:width="5.001cm" svg:height="1cm" svg:x="15.002cm" svg:y="5.001cm">
          <text:p text:style-name="P3"><text:span text:style-name="T3">St == first v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xml:id="id16" draw:id="id16" draw:layer="layout" svg:width="5cm" svg:height="1cm" svg:x="8cm" svg:y="14cm">
          <text:p text:style-name="P3">TK(indent)</text:p>
          <draw:enhanced-geometry svg:viewBox="0 0 21600 21600" draw:type="rectangle" draw:enhanced-path="M 0 0 L 21600 0 21600 21600 0 21600 0 0 Z N"/>
        </draw:custom-shape>
        <draw:custom-shape draw:style-name="gr18" draw:text-style-name="P3" xml:id="id24" draw:id="id24" draw:layer="layout" svg:width="4cm" svg:height="2cm" svg:x="19.5cm" svg:y="16cm">
          <text:p text:style-name="P3">St = variabl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5" draw:layer="layout" svg:x1="10.5cm" svg:y1="15cm" svg:x2="9cm" svg:y2="17cm" draw:start-shape="id16" draw:start-glue-point="2" draw:end-shape="id19" draw:end-glue-point="10" svg:d="M10500 15000v2000h-1500" svg:viewBox="0 0 1501 2001">
          <text:p/>
        </draw:connector>
        <draw:custom-shape draw:style-name="gr18" draw:text-style-name="P3" xml:id="id14" draw:id="id14" draw:layer="layout" svg:width="4cm" svg:height="2cm" svg:x="1.5cm" svg:y="11cm">
          <text:p text:style-name="P3">St = inden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6" draw:text-style-name="P6" xml:id="id13" draw:id="id13" draw:layer="layout" svg:width="5.001cm" svg:height="1.001cm" svg:x="1cm" svg:y="8cm">
          <text:p text:style-name="P3"><text:span text:style-name="T3">ch == “ ”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6" xml:id="id18" draw:id="id18" draw:layer="layout" svg:width="5.001cm" svg:height="1cm" svg:x="8cm" svg:y="5.001cm">
          <text:p text:style-name="P3"><text:span text:style-name="T3">St == ind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13.001cm" svg:y1="5.501cm" svg:x2="15.002cm" svg:y2="5.501cm" draw:start-shape="id18" draw:start-glue-point="7" draw:end-shape="id20" draw:end-glue-point="5" svg:d="M13001 5501h2001" svg:viewBox="0 0 2002 1">
          <text:p/>
        </draw:connector>
        <draw:connector draw:style-name="gr4" draw:text-style-name="P5" draw:layer="layout" svg:x1="10.501cm" svg:y1="6.001cm" svg:x2="10.502cm" svg:y2="8cm" draw:start-shape="id18" draw:start-glue-point="6" draw:end-shape="id15" draw:end-glue-point="4" svg:d="M10501 6001v1000h1v999" svg:viewBox="0 0 2 2000">
          <text:p/>
        </draw:connector>
        <draw:custom-shape draw:style-name="gr19" draw:text-style-name="P8" draw:layer="layout" svg:width="1cm" svg:height="1cm" svg:x="24cm" svg:y="13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0" draw:text-style-name="P8" draw:layer="layout" svg:width="1cm" svg:height="1cm" svg:x="23cm" svg:y="2cm">
          <text:p text:style-name="P3">Error</text:p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4" draw:text-style-name="P5" draw:layer="layout" svg:x1="6.001cm" svg:y1="8.501cm" svg:x2="7cm" svg:y2="16cm" draw:start-shape="id13" draw:start-glue-point="7" draw:end-shape="id19" draw:end-glue-point="4" svg:d="M6001 8501h999v7499" svg:viewBox="0 0 1000 7500">
          <text:p/>
        </draw:connector>
        <draw:custom-shape draw:style-name="gr18" draw:text-style-name="P3" xml:id="id19" draw:id="id19" draw:layer="layout" svg:width="4cm" svg:height="2cm" svg:x="5cm" svg:y="16cm">
          <text:p text:style-name="P3">St = first var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5" draw:layer="layout" svg:x1="10.501cm" svg:y1="9.001cm" svg:x2="10.494cm" svg:y2="11cm" draw:start-shape="id15" draw:end-shape="id21" draw:end-glue-point="4" svg:d="M10501 9001v1000h-7v999" svg:viewBox="0 0 8 2000">
          <text:p/>
        </draw:connector>
        <draw:custom-shape draw:style-name="gr18" draw:text-style-name="P3" xml:id="id21" draw:id="id21" draw:layer="layout" svg:width="4cm" svg:height="2cm" svg:x="8.494cm" svg:y="11cm">
          <text:p text:style-name="P3">St = inden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6" draw:text-style-name="P6" xml:id="id22" draw:id="id22" draw:layer="layout" svg:width="5.001cm" svg:height="1.001cm" svg:x="15cm" svg:y="8cm">
          <text:p text:style-name="P3"><text:span text:style-name="T3">Ch == \n or #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17.503cm" svg:y1="6.001cm" svg:x2="17.501cm" svg:y2="8cm" draw:start-shape="id20" draw:start-glue-point="6" draw:end-shape="id22" draw:end-glue-point="4" svg:d="M17503 6001v1000h-2v999" svg:viewBox="0 0 3 2000">
          <text:p/>
        </draw:connector>
        <draw:connector draw:style-name="gr4" draw:text-style-name="P5" draw:layer="layout" svg:x1="21.5cm" svg:y1="14.101cm" svg:x2="21.5cm" svg:y2="16cm" draw:start-shape="id23" draw:end-shape="id24" draw:end-glue-point="4" svg:d="M21500 14101v1899" svg:viewBox="0 0 1 1900">
          <text:p/>
        </draw:connector>
        <draw:connector draw:style-name="gr4" draw:text-style-name="P5" draw:layer="layout" svg:x1="17.5cm" svg:y1="9.001cm" svg:x2="17.5cm" svg:y2="11cm" draw:start-shape="id22" draw:end-shape="id25" svg:d="M17500 9001v1999" svg:viewBox="0 0 1 2000">
          <text:p/>
        </draw:connector>
        <draw:custom-shape draw:style-name="gr8" draw:text-style-name="P3" xml:id="id25" draw:id="id25" draw:layer="layout" svg:width="5cm" svg:height="1cm" svg:x="15cm" svg:y="11cm">
          <text:p text:style-name="P3">TK(next line)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7.5cm" svg:y1="12cm" svg:x2="17.5cm" svg:y2="14cm" draw:start-shape="id25" draw:start-glue-point="2" draw:end-shape="id26" draw:end-glue-point="4" svg:d="M17500 12000v2000" svg:viewBox="0 0 1 2001">
          <text:p/>
        </draw:connector>
        <draw:custom-shape draw:style-name="gr16" draw:text-style-name="P6" xml:id="id23" draw:id="id23" draw:layer="layout" svg:width="5.001cm" svg:height="1.001cm" svg:x="19cm" svg:y="13.1cm">
          <text:p text:style-name="P3"><text:span text:style-name="T3">Ch == alphab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20.001cm" svg:y1="8.501cm" svg:x2="21.501cm" svg:y2="13.1cm" draw:start-shape="id22" draw:start-glue-point="7" draw:end-shape="id23" draw:end-glue-point="4" svg:d="M20001 8501h1500v4599" svg:viewBox="0 0 1501 4600">
          <text:p/>
        </draw:connector>
        <draw:custom-shape draw:style-name="gr17" draw:text-style-name="P6" xml:id="id27" draw:id="id27" draw:layer="layout" svg:width="5.001cm" svg:height="1cm" svg:x="22.002cm" svg:y="5cm">
          <text:p text:style-name="P3"><text:span text:style-name="T3">St == variab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20.003cm" svg:y1="5.501cm" svg:x2="22.002cm" svg:y2="5.5cm" draw:start-shape="id20" draw:start-glue-point="7" draw:end-shape="id27" draw:end-glue-point="5" svg:d="M20003 5501h999v-1h1000" svg:viewBox="0 0 2000 2">
          <text:p/>
        </draw:connector>
        <draw:custom-shape draw:style-name="gr16" draw:text-style-name="P6" xml:id="id28" draw:id="id28" draw:layer="layout" svg:width="5.001cm" svg:height="1.001cm" svg:x="22cm" svg:y="7.999cm">
          <text:p text:style-name="P3"><text:span text:style-name="T3">Ch == var ch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24.503cm" svg:y1="6cm" svg:x2="24.501cm" svg:y2="7.999cm" draw:start-shape="id27" draw:start-glue-point="6" draw:end-shape="id28" draw:end-glue-point="4" svg:d="M24503 6000v1000h-2v999" svg:viewBox="0 0 3 2000">
          <text:p/>
        </draw:connector>
        <draw:connector draw:style-name="gr4" draw:text-style-name="P5" draw:layer="layout" svg:x1="24.503cm" svg:y1="6cm" svg:x2="24.501cm" svg:y2="7.999cm" draw:start-shape="id27" draw:start-glue-point="6" svg:d="M24503 6000v1251h-2v748" svg:viewBox="0 0 3 2000">
          <text:p/>
        </draw:connector>
        <draw:connector draw:style-name="gr4" draw:text-style-name="P5" draw:layer="layout" svg:x1="24.501cm" svg:y1="9cm" svg:x2="24.5cm" svg:y2="11cm" draw:start-shape="id28" draw:start-glue-point="6" draw:end-shape="id29" svg:d="M24501 9000v1000h-1v1000" svg:viewBox="0 0 2 2001">
          <text:p/>
        </draw:connector>
        <draw:custom-shape draw:style-name="gr21" draw:text-style-name="P9" xml:id="id29" draw:id="id29" draw:layer="layout" svg:width="1cm" svg:height="1cm" svg:x="24cm" svg:y="1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4" draw:text-style-name="P5" draw:layer="layout" svg:x1="27.001cm" svg:y1="8.5cm" svg:x2="28.5cm" svg:y2="12cm" draw:start-shape="id28" draw:start-glue-point="7" draw:end-shape="id30" svg:d="M27001 8500h1499v3500" svg:viewBox="0 0 1500 3501">
          <text:p/>
        </draw:connector>
        <draw:custom-shape draw:style-name="gr9" draw:text-style-name="P3" xml:id="id30" draw:id="id30" draw:layer="layout" svg:width="5cm" svg:height="2cm" svg:x="26cm" svg:y="12cm">
          <text:p text:style-name="P3">TK(variable)</text:p>
          <text:p text:style-name="P3">call(next token)</text:p>
          <draw:enhanced-geometry svg:viewBox="0 0 21600 21600" draw:type="rectangle" draw:enhanced-path="M 0 0 L 21600 0 21600 21600 0 21600 0 0 Z N"/>
        </draw:custom-shape>
        <draw:custom-shape draw:style-name="gr18" draw:text-style-name="P3" xml:id="id31" draw:id="id31" draw:layer="layout" svg:width="4cm" svg:height="2cm" svg:x="26.5cm" svg:y="15.6cm">
          <text:p text:style-name="P3">St = next token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5" draw:layer="layout" svg:x1="28.5cm" svg:y1="14cm" svg:x2="28.5cm" svg:y2="15.6cm" draw:start-shape="id30" draw:end-shape="id31" draw:end-glue-point="4" svg:d="M28500 14000v1600" svg:viewBox="0 0 1 1601">
          <text:p/>
        </draw:connector>
        <draw:custom-shape draw:style-name="gr17" draw:text-style-name="P6" xml:id="id32" draw:id="id32" draw:layer="layout" svg:width="5.001cm" svg:height="1cm" svg:x="29.002cm" svg:y="5cm">
          <text:p text:style-name="P3"><text:span text:style-name="T3">St == next tok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27.003cm" svg:y1="5.5cm" svg:x2="29.002cm" svg:y2="5.5cm" draw:start-shape="id27" draw:start-glue-point="7" draw:end-shape="id32" draw:end-glue-point="5" svg:d="M27003 5500h1999" svg:viewBox="0 0 2000 1">
          <text:p/>
        </draw:connector>
        <draw:custom-shape draw:style-name="gr16" draw:text-style-name="P6" xml:id="id33" draw:id="id33" draw:layer="layout" svg:width="5.001cm" svg:height="1.001cm" svg:x="29cm" svg:y="7.999cm">
          <text:p text:style-name="P3"><text:span text:style-name="T3">Ch == “ “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31.503cm" svg:y1="6cm" svg:x2="31.501cm" svg:y2="7.999cm" draw:start-shape="id32" draw:start-glue-point="6" draw:end-shape="id33" draw:end-glue-point="4" svg:d="M31503 6000v1000h-2v999" svg:viewBox="0 0 3 2000">
          <text:p/>
        </draw:connector>
        <draw:connector draw:style-name="gr4" draw:text-style-name="P5" draw:layer="layout" svg:x1="31.503cm" svg:y1="6cm" svg:x2="31.501cm" svg:y2="7.999cm" draw:start-shape="id32" draw:start-glue-point="6" svg:d="M31503 6000v1251h-2v748" svg:viewBox="0 0 3 2000">
          <text:p/>
        </draw:connector>
        <draw:connector draw:style-name="gr4" draw:text-style-name="P5" draw:layer="layout" svg:x1="31.501cm" svg:y1="9cm" svg:x2="31.5cm" svg:y2="11cm" draw:start-shape="id33" draw:start-glue-point="6" draw:end-shape="id34" svg:d="M31501 9000v1000h-1v1000" svg:viewBox="0 0 2 2001">
          <text:p/>
        </draw:connector>
        <draw:custom-shape draw:style-name="gr21" draw:text-style-name="P9" xml:id="id34" draw:id="id34" draw:layer="layout" svg:width="1cm" svg:height="1cm" svg:x="31cm" svg:y="1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22" draw:text-style-name="P10" xml:id="id26" draw:id="id26" draw:layer="layout" svg:width="1cm" svg:height="1cm" svg:x="17cm" svg:y="14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3" draw:text-style-name="P10" draw:layer="layout" svg:width="1cm" svg:height="1cm" svg:x="26cm" svg:y="2cm">
          <text:p text:style-name="P3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9" draw:layer="layout" svg:width="1cm" svg:height="1cm" svg:x="29cm" svg:y="2cm">
          <text:p text:style-name="P3">continue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6" draw:text-style-name="P6" xml:id="id35" draw:id="id35" draw:layer="layout" svg:width="5.001cm" svg:height="1.001cm" svg:x="29cm" svg:y="20.099cm">
          <text:p text:style-name="P3"><text:span text:style-name="T3">Ch == \n or #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34.001cm" svg:y1="8.5cm" svg:x2="31.501cm" svg:y2="20.099cm" draw:start-shape="id33" draw:start-glue-point="7" draw:end-shape="id35" draw:end-glue-point="4" svg:d="M34001 8500h501v6049h-3001v5550" svg:viewBox="0 0 3002 11600">
          <text:p/>
        </draw:connector>
        <draw:connector draw:style-name="gr4" draw:text-style-name="P5" draw:layer="layout" svg:x1="31.501cm" svg:y1="21.1cm" svg:x2="31.5cm" svg:y2="23.1cm" draw:start-shape="id35" draw:start-glue-point="6" draw:end-shape="id36" svg:d="M31501 21100v1000h-1v1000" svg:viewBox="0 0 2 2001">
          <text:p/>
        </draw:connector>
        <draw:custom-shape draw:style-name="gr8" draw:text-style-name="P3" xml:id="id36" draw:id="id36" draw:layer="layout" svg:width="5cm" svg:height="1cm" svg:x="29cm" svg:y="23.1cm">
          <text:p text:style-name="P3">TK(next line)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31.5cm" svg:y1="24.1cm" svg:x2="31.5cm" svg:y2="26.1cm" draw:start-shape="id36" draw:start-glue-point="2" draw:end-shape="id37" draw:end-glue-point="4" svg:d="M31500 24100v2000" svg:viewBox="0 0 1 2001">
          <text:p/>
        </draw:connector>
        <draw:custom-shape draw:style-name="gr22" draw:text-style-name="P10" xml:id="id37" draw:id="id37" draw:layer="layout" svg:width="1cm" svg:height="1cm" svg:x="31cm" svg:y="26.1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3" xml:id="id39" draw:id="id39" draw:layer="layout" svg:width="4cm" svg:height="2cm" svg:x="22.499cm" svg:y="23cm">
          <text:p text:style-name="P3">St = variabl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5" draw:layer="layout" svg:x1="24.499cm" svg:y1="21.101cm" svg:x2="24.499cm" svg:y2="23cm" draw:start-shape="id38" draw:end-shape="id39" draw:end-glue-point="4" svg:d="M24499 21101v1899" svg:viewBox="0 0 1 1900">
          <text:p/>
        </draw:connector>
        <draw:custom-shape draw:style-name="gr16" draw:text-style-name="P6" xml:id="id38" draw:id="id38" draw:layer="layout" svg:width="5.001cm" svg:height="1.001cm" svg:x="21.999cm" svg:y="20.1cm">
          <text:p text:style-name="P3"><text:span text:style-name="T3">Ch == alphabe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29cm" svg:y1="20.6cm" svg:x2="27cm" svg:y2="20.6cm" draw:start-shape="id35" draw:start-glue-point="5" draw:end-shape="id38" svg:d="M29000 20600h-2000" svg:viewBox="0 0 2001 1">
          <text:p/>
        </draw:connector>
        <draw:custom-shape draw:style-name="gr18" draw:text-style-name="P3" xml:id="id41" draw:id="id41" draw:layer="layout" svg:width="4cm" svg:height="2cm" svg:x="15.499cm" svg:y="23cm">
          <text:p text:style-name="P3">St = data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5" draw:layer="layout" svg:x1="17.499cm" svg:y1="21.101cm" svg:x2="17.499cm" svg:y2="23cm" draw:start-shape="id40" draw:end-shape="id41" draw:end-glue-point="4" svg:d="M17499 21101v1899" svg:viewBox="0 0 1 1900">
          <text:p/>
        </draw:connector>
        <draw:custom-shape draw:style-name="gr16" draw:text-style-name="P6" xml:id="id40" draw:id="id40" draw:layer="layout" svg:width="5.001cm" svg:height="1.001cm" svg:x="14.999cm" svg:y="20.1cm">
          <text:p text:style-name="P3"><text:span text:style-name="T3">Ch == d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21.999cm" svg:y1="20.601cm" svg:x2="20cm" svg:y2="20.6cm" draw:start-shape="id38" draw:start-glue-point="5" draw:end-shape="id40" svg:d="M21999 20601h-1000v-1h-999" svg:viewBox="0 0 2000 2">
          <text:p/>
        </draw:connector>
        <draw:custom-shape draw:style-name="gr18" draw:text-style-name="P3" xml:id="id43" draw:id="id43" draw:layer="layout" svg:width="4cm" svg:height="2cm" svg:x="8.499cm" svg:y="23cm">
          <text:p text:style-name="P3">St = operator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5" draw:layer="layout" svg:x1="10.499cm" svg:y1="21.101cm" svg:x2="10.499cm" svg:y2="23cm" draw:start-shape="id42" draw:end-shape="id43" draw:end-glue-point="4" svg:d="M10499 21101v1899" svg:viewBox="0 0 1 1900">
          <text:p/>
        </draw:connector>
        <draw:custom-shape draw:style-name="gr16" draw:text-style-name="P6" xml:id="id42" draw:id="id42" draw:layer="layout" svg:width="5.001cm" svg:height="1.001cm" svg:x="7.999cm" svg:y="20.1cm">
          <text:p text:style-name="P3"><text:span text:style-name="T3">Ch == operat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14.999cm" svg:y1="20.601cm" svg:x2="13cm" svg:y2="20.6cm" draw:start-shape="id40" draw:start-glue-point="5" draw:end-shape="id42" svg:d="M14999 20601h-1000v-1h-999" svg:viewBox="0 0 2000 2">
          <text:p/>
        </draw:connector>
        <draw:custom-shape draw:style-name="gr19" draw:text-style-name="P8" draw:layer="layout" svg:width="1cm" svg:height="1cm" svg:x="7cm" svg:y="20.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7" draw:text-style-name="P6" xml:id="id44" draw:id="id44" draw:layer="layout" svg:width="5.001cm" svg:height="1cm" svg:x="35.799cm" svg:y="5cm">
          <text:p text:style-name="P3"><text:span text:style-name="T3">St == d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34.003cm" svg:y1="5.5cm" svg:x2="35.799cm" svg:y2="5.5cm" draw:start-shape="id32" draw:end-shape="id44" draw:end-glue-point="5" svg:d="M34003 5500h1796" svg:viewBox="0 0 1797 1">
          <text:p/>
        </draw:connector>
        <draw:custom-shape draw:style-name="gr16" draw:text-style-name="P6" xml:id="id45" draw:id="id45" draw:layer="layout" svg:width="5.001cm" svg:height="1.001cm" svg:x="35.797cm" svg:y="7.999cm">
          <text:p text:style-name="P3"><text:span text:style-name="T3">Ch == data ite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38.3cm" svg:y1="6cm" svg:x2="38.298cm" svg:y2="7.999cm" draw:start-shape="id44" draw:start-glue-point="6" draw:end-shape="id45" draw:end-glue-point="4" svg:d="M38300 6000v1000h-2v999" svg:viewBox="0 0 3 2000">
          <text:p/>
        </draw:connector>
        <draw:connector draw:style-name="gr4" draw:text-style-name="P5" draw:layer="layout" svg:x1="38.3cm" svg:y1="6cm" svg:x2="38.298cm" svg:y2="7.999cm" draw:start-shape="id44" draw:start-glue-point="6" svg:d="M38300 6000v1251h-2v748" svg:viewBox="0 0 3 2000">
          <text:p/>
        </draw:connector>
        <draw:connector draw:style-name="gr4" draw:text-style-name="P5" draw:layer="layout" svg:x1="38.298cm" svg:y1="9cm" svg:x2="38.297cm" svg:y2="11cm" draw:start-shape="id45" draw:start-glue-point="6" draw:end-shape="id46" svg:d="M38298 9000v1000h-1v1000" svg:viewBox="0 0 2 2001">
          <text:p/>
        </draw:connector>
        <draw:custom-shape draw:style-name="gr21" draw:text-style-name="P9" xml:id="id46" draw:id="id46" draw:layer="layout" svg:width="1cm" svg:height="1cm" svg:x="37.797cm" svg:y="1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4" draw:text-style-name="P5" draw:layer="layout" svg:x1="40.798cm" svg:y1="8.5cm" svg:x2="41.1cm" svg:y2="15.95cm" draw:start-shape="id45" draw:start-glue-point="7" draw:end-shape="id47" svg:d="M40798 8500h803v7450h-501" svg:viewBox="0 0 804 7451">
          <text:p/>
        </draw:connector>
        <draw:custom-shape draw:style-name="gr25" draw:text-style-name="P3" xml:id="id47" draw:id="id47" draw:layer="layout" svg:width="5cm" svg:height="1.9cm" svg:x="36.1cm" svg:y="15cm">
          <text:p text:style-name="P3">TK(data)</text:p>
          <text:p text:style-name="P3">Call(next token)</text:p>
          <draw:enhanced-geometry svg:viewBox="0 0 21600 21600" draw:type="rectangle" draw:enhanced-path="M 0 0 L 21600 0 21600 21600 0 21600 0 0 Z N"/>
        </draw:custom-shape>
        <draw:custom-shape draw:style-name="gr18" draw:text-style-name="P3" xml:id="id48" draw:id="id48" draw:layer="layout" svg:width="4cm" svg:height="2cm" svg:x="36.6cm" svg:y="18.5cm">
          <text:p text:style-name="P3">St = next token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5" draw:layer="layout" svg:x1="38.6cm" svg:y1="16.9cm" svg:x2="38.6cm" svg:y2="18.5cm" draw:start-shape="id47" draw:start-glue-point="2" draw:end-shape="id48" draw:end-glue-point="4" svg:d="M38600 16900v1600" svg:viewBox="0 0 1 1601">
          <text:p/>
        </draw:connector>
        <draw:custom-shape draw:style-name="gr17" draw:text-style-name="P6" xml:id="id49" draw:id="id49" draw:layer="layout" svg:width="5.001cm" svg:height="1cm" svg:x="43.198cm" svg:y="5cm">
          <text:p text:style-name="P3"><text:span text:style-name="T3">St == operat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40.8cm" svg:y1="5.5cm" svg:x2="43.198cm" svg:y2="5.5cm" draw:start-shape="id44" draw:start-glue-point="7" draw:end-shape="id49" draw:end-glue-point="5" svg:d="M40800 5500h2398" svg:viewBox="0 0 2399 1">
          <text:p/>
        </draw:connector>
        <draw:custom-shape draw:style-name="gr16" draw:text-style-name="P6" xml:id="id50" draw:id="id50" draw:layer="layout" svg:width="5.001cm" svg:height="1.001cm" svg:x="43.196cm" svg:y="7.999cm">
          <text:p text:style-name="P3"><text:span text:style-name="T3">Ch == “=”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45.699cm" svg:y1="6cm" svg:x2="45.697cm" svg:y2="7.999cm" draw:start-shape="id49" draw:start-glue-point="6" draw:end-shape="id50" draw:end-glue-point="4" svg:d="M45699 6000v1000h-2v999" svg:viewBox="0 0 3 2000">
          <text:p/>
        </draw:connector>
        <draw:connector draw:style-name="gr4" draw:text-style-name="P5" draw:layer="layout" svg:x1="45.699cm" svg:y1="6cm" svg:x2="45.697cm" svg:y2="7.999cm" draw:start-shape="id49" draw:start-glue-point="6" svg:d="M45699 6000v1251h-2v748" svg:viewBox="0 0 3 2000">
          <text:p/>
        </draw:connector>
        <draw:connector draw:style-name="gr4" draw:text-style-name="P5" draw:layer="layout" svg:x1="45.697cm" svg:y1="9cm" svg:x2="45.7cm" svg:y2="11.3cm" draw:start-shape="id50" draw:start-glue-point="6" draw:end-shape="id51" draw:end-glue-point="0" svg:d="M45697 9000v1150h3v1150" svg:viewBox="0 0 4 2301">
          <text:p/>
        </draw:connector>
        <draw:connector draw:style-name="gr4" draw:text-style-name="P5" draw:layer="layout" svg:x1="48.197cm" svg:y1="8.5cm" svg:x2="48.199cm" svg:y2="15.95cm" draw:start-shape="id50" draw:start-glue-point="7" draw:end-shape="id52" svg:d="M48197 8500h503v7450h-501" svg:viewBox="0 0 504 7451">
          <text:p/>
        </draw:connector>
        <draw:custom-shape draw:style-name="gr25" draw:text-style-name="P3" xml:id="id52" draw:id="id52" draw:layer="layout" svg:width="5cm" svg:height="1.9cm" svg:x="43.199cm" svg:y="15cm">
          <text:p text:style-name="P3">TK(operator, “=”)</text:p>
          <text:p text:style-name="P3">Call(next token)</text:p>
          <draw:enhanced-geometry svg:viewBox="0 0 21600 21600" draw:type="rectangle" draw:enhanced-path="M 0 0 L 21600 0 21600 21600 0 21600 0 0 Z N"/>
        </draw:custom-shape>
        <draw:custom-shape draw:style-name="gr18" draw:text-style-name="P3" xml:id="id53" draw:id="id53" draw:layer="layout" svg:width="4cm" svg:height="2cm" svg:x="43.699cm" svg:y="18.5cm">
          <text:p text:style-name="P3">St = next token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5" draw:layer="layout" svg:x1="45.699cm" svg:y1="16.9cm" svg:x2="45.699cm" svg:y2="18.5cm" draw:start-shape="id52" draw:start-glue-point="2" draw:end-shape="id53" draw:end-glue-point="4" svg:d="M45699 16900v1600" svg:viewBox="0 0 1 1601">
          <text:p/>
        </draw:connector>
        <draw:custom-shape draw:style-name="gr26" draw:text-style-name="P3" xml:id="id51" draw:id="id51" draw:layer="layout" svg:width="5cm" svg:height="1.1cm" svg:x="43.2cm" svg:y="11.3cm">
          <text:p text:style-name="P3">TK(operator)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45.7cm" svg:y1="12.4cm" svg:x2="45.699cm" svg:y2="15cm" draw:start-shape="id51" draw:start-glue-point="2" draw:end-shape="id52" svg:d="M45700 12400v1300h-1v1300" svg:viewBox="0 0 2 2601">
          <text:p/>
        </draw:connector>
      </draw:page>
      <draw:page draw:name="page4" draw:style-name="dp1" draw:master-page-name="默认">
        <draw:frame draw:style-name="gr27" draw:text-style-name="P2" draw:layer="layout" svg:width="17.516cm" svg:height="1.673cm" svg:x="0.2cm" svg:y="0.124cm">
          <draw:text-box>
            <text:p><text:span text:style-name="T1">Lexer: top structure</text:span></text:p>
          </draw:text-box>
        </draw:frame>
        <draw:connector draw:style-name="gr4" draw:text-style-name="P5" draw:layer="layout" svg:x1="9.5cm" svg:y1="14cm" svg:x2="9.5cm" svg:y2="16cm" draw:start-shape="id54" draw:end-shape="id55" draw:end-glue-point="4" svg:d="M9500 14000v2000" svg:viewBox="0 0 1 2001">
          <text:p/>
        </draw:connector>
        <draw:custom-shape draw:style-name="gr28" draw:text-style-name="P3" draw:layer="layout" svg:width="2.4cm" svg:height="0.8cm" svg:x="15cm" svg:y="2cm">
          <text:p text:style-name="P3">token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9" draw:text-style-name="P3" xml:id="id77" draw:id="id77" draw:layer="layout" svg:width="2cm" svg:height="1cm" svg:x="29cm" svg:y="23cm">
          <text:p text:style-name="P3">error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5" draw:layer="layout" svg:x1="5.999cm" svg:y1="11.5cm" svg:x2="29.7cm" svg:y2="11.5cm" draw:start-shape="id56" draw:start-glue-point="7" draw:end-shape="id57" draw:end-glue-point="6" svg:d="M5999 11500h23701" svg:viewBox="0 0 23702 1">
          <text:p/>
        </draw:connector>
        <draw:custom-shape draw:style-name="gr3" draw:text-style-name="P4" xml:id="id62" draw:id="id62" draw:layer="layout" svg:width="2cm" svg:height="1cm" svg:x="2.5cm" svg:y="2cm">
          <text:p text:style-name="P3"><text:span text:style-name="T2">Next token</text:span></text:p>
          <text:p text:style-name="P3"><text:span text:style-name="T2">St = id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0" draw:text-style-name="P3" xml:id="id71" draw:id="id71" draw:layer="layout" svg:width="5cm" svg:height="1.8cm" svg:x="1cm" svg:y="18.8cm">
          <text:p text:style-name="P3">St = add token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8" draw:text-style-name="P3" xml:id="id55" draw:id="id55" draw:layer="layout" svg:width="4cm" svg:height="2cm" svg:x="7.5cm" svg:y="16cm">
          <text:p text:style-name="P3">St =</text:p>
          <text:p text:style-name="P3">Catch one var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5" draw:layer="layout" svg:x1="3.5cm" svg:y1="14cm" svg:x2="3.5cm" svg:y2="16cm" draw:start-shape="id58" draw:start-glue-point="6" draw:end-shape="id59" svg:d="M3500 14000v2000" svg:viewBox="0 0 1 2001">
          <text:p/>
        </draw:connector>
        <draw:custom-shape draw:style-name="gr17" draw:text-style-name="P6" xml:id="id58" draw:id="id58" draw:layer="layout" svg:width="5.001cm" svg:height="1cm" svg:x="0.999cm" svg:y="13cm">
          <text:p text:style-name="P3"><text:span text:style-name="T3">tk in Key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3.499cm" svg:y1="12cm" svg:x2="3.5cm" svg:y2="13cm" draw:start-shape="id56" draw:start-glue-point="6" draw:end-shape="id58" draw:end-glue-point="4" svg:d="M3499 12000v501h1v499" svg:viewBox="0 0 2 1001">
          <text:p/>
        </draw:connector>
        <draw:connector draw:style-name="gr4" draw:text-style-name="P5" draw:layer="layout" svg:x1="6cm" svg:y1="13.5cm" svg:x2="8cm" svg:y2="13.5cm" draw:start-shape="id58" draw:start-glue-point="7" draw:end-shape="id54" draw:end-glue-point="5" svg:d="M6000 13500h2000" svg:viewBox="0 0 2001 1">
          <text:p/>
        </draw:connector>
        <draw:connector draw:style-name="gr4" draw:text-style-name="P5" draw:layer="layout" svg:x1="3.5cm" svg:y1="6cm" svg:x2="3.5cm" svg:y2="7cm" draw:start-shape="id60" draw:start-glue-point="6" draw:end-shape="id61" draw:end-glue-point="4" svg:d="M3500 6000v1000" svg:viewBox="0 0 1 1001">
          <text:p/>
        </draw:connector>
        <draw:custom-shape draw:style-name="gr17" draw:text-style-name="P6" xml:id="id60" draw:id="id60" draw:layer="layout" svg:width="5.001cm" svg:height="1cm" svg:x="0.999cm" svg:y="5cm">
          <text:p text:style-name="P3"><text:span text:style-name="T3">St == idl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3.5cm" svg:y1="3cm" svg:x2="3.5cm" svg:y2="5cm" draw:start-shape="id62" draw:start-glue-point="6" draw:end-shape="id60" draw:end-glue-point="4" svg:d="M3500 3000v2000" svg:viewBox="0 0 1 2001">
          <text:p/>
        </draw:connector>
        <draw:connector draw:style-name="gr4" draw:text-style-name="P5" draw:layer="layout" svg:x1="6cm" svg:y1="5.5cm" svg:x2="14.799cm" svg:y2="5.5cm" draw:start-shape="id60" draw:start-glue-point="7" draw:end-shape="id63" svg:d="M6000 5500h8799" svg:viewBox="0 0 8800 1">
          <text:p/>
        </draw:connector>
        <draw:custom-shape draw:style-name="gr17" draw:text-style-name="P6" xml:id="id64" draw:id="id64" draw:layer="layout" svg:width="5.001cm" svg:height="1cm" svg:x="0.999cm" svg:y="9cm">
          <text:p text:style-name="P3"><text:span text:style-name="T3">Tk != inde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6" xml:id="id61" draw:id="id61" draw:layer="layout" svg:width="5.001cm" svg:height="1cm" svg:x="0.999cm" svg:y="7cm">
          <text:p text:style-name="P3"><text:span text:style-name="T3">Tk != nextlin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3.5cm" svg:y1="8cm" svg:x2="3.5cm" svg:y2="9cm" draw:start-shape="id61" draw:start-glue-point="6" draw:end-shape="id64" draw:end-glue-point="4" svg:d="M3500 8000v1000" svg:viewBox="0 0 1 1001">
          <text:p/>
        </draw:connector>
        <draw:custom-shape draw:style-name="gr17" draw:text-style-name="P6" xml:id="id56" draw:id="id56" draw:layer="layout" svg:width="5.001cm" svg:height="1cm" svg:x="0.998cm" svg:y="11cm">
          <text:p text:style-name="P3"><text:span text:style-name="T3">Tk == Variabl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3.5cm" svg:y1="10cm" svg:x2="3.499cm" svg:y2="11cm" draw:start-shape="id64" draw:start-glue-point="6" draw:end-shape="id56" draw:end-glue-point="4" svg:d="M3500 10000v501h-1v499" svg:viewBox="0 0 2 1001">
          <text:p/>
        </draw:connector>
        <draw:connector draw:style-name="gr4" draw:text-style-name="P5" draw:layer="layout" svg:x1="6cm" svg:y1="9.5cm" svg:x2="7.5cm" svg:y2="9.5cm" draw:start-shape="id64" draw:start-glue-point="7" draw:end-shape="id65" draw:end-glue-point="5" svg:d="M6000 9500h1500" svg:viewBox="0 0 1501 1">
          <text:p/>
        </draw:connector>
        <draw:connector draw:style-name="gr4" draw:text-style-name="P5" draw:layer="layout" svg:x1="10.5cm" svg:y1="9.5cm" svg:x2="12.7cm" svg:y2="9.5cm" draw:start-shape="id65" draw:start-glue-point="7" draw:end-shape="id66" draw:end-glue-point="6" svg:d="M10500 9500h2200" svg:viewBox="0 0 2201 1">
          <text:p/>
        </draw:connector>
        <draw:connector draw:style-name="gr4" draw:text-style-name="P5" draw:layer="layout" svg:x1="6cm" svg:y1="7.5cm" svg:x2="13cm" svg:y2="9.2cm" draw:start-shape="id61" draw:start-glue-point="7" draw:end-shape="id66" draw:end-glue-point="4" svg:d="M6000 7500h7000v1700" svg:viewBox="0 0 7001 1701">
          <text:p/>
        </draw:connector>
        <draw:custom-shape draw:style-name="gr31" draw:text-style-name="P3" xml:id="id65" draw:id="id65" draw:layer="layout" svg:width="3cm" svg:height="1cm" svg:x="7.5cm" svg:y="9cm">
          <text:p text:style-name="P3">Catch t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3" xml:id="id54" draw:id="id54" draw:layer="layout" svg:width="3cm" svg:height="1cm" svg:x="8cm" svg:y="13cm">
          <text:p text:style-name="P3">Catch t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svg:x1="17.3cm" svg:y1="6cm" svg:x2="17.3cm" svg:y2="9cm" draw:start-shape="id63" draw:start-glue-point="6" draw:end-shape="id67" draw:end-glue-point="0" svg:d="M17300 6000v3000" svg:viewBox="0 0 1 3001">
          <text:p/>
        </draw:connector>
        <draw:custom-shape draw:style-name="gr17" draw:text-style-name="P6" xml:id="id63" draw:id="id63" draw:layer="layout" svg:width="5.001cm" svg:height="1cm" svg:x="14.799cm" svg:y="5cm">
          <text:p text:style-name="P3"><text:span text:style-name="T3">St == add tok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19.8cm" svg:y1="5.5cm" svg:x2="21.799cm" svg:y2="5.5cm" draw:start-shape="id63" draw:start-glue-point="7" draw:end-shape="id68" svg:d="M19800 5500h1999" svg:viewBox="0 0 2000 1">
          <text:p/>
        </draw:connector>
        <draw:connector draw:style-name="gr4" draw:text-style-name="P5" draw:layer="layout" svg:x1="24.3cm" svg:y1="6cm" svg:x2="24.3cm" svg:y2="7cm" draw:start-shape="id68" draw:start-glue-point="6" draw:end-shape="id69" draw:end-glue-point="4" svg:d="M24300 6000v1000" svg:viewBox="0 0 1 1001">
          <text:p/>
        </draw:connector>
        <draw:custom-shape draw:style-name="gr17" draw:text-style-name="P6" xml:id="id68" draw:id="id68" draw:layer="layout" svg:width="5.001cm" svg:height="1cm" svg:x="21.799cm" svg:y="5cm">
          <text:p text:style-name="P3"><text:span text:style-name="T3">St == catch one toke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26.8cm" svg:y1="5.5cm" svg:x2="30cm" svg:y2="11.2cm" draw:start-shape="id68" draw:start-glue-point="7" draw:end-shape="id57" draw:end-glue-point="4" svg:d="M26800 5500h3200v5700" svg:viewBox="0 0 3201 5701">
          <text:p/>
        </draw:connector>
        <draw:custom-shape draw:style-name="gr17" draw:text-style-name="P6" xml:id="id69" draw:id="id69" draw:layer="layout" svg:width="5.001cm" svg:height="1cm" svg:x="21.799cm" svg:y="7cm">
          <text:p text:style-name="P3"><text:span text:style-name="T3">Tk == '='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xml:id="id70" draw:id="id70" draw:layer="layout" svg:width="5cm" svg:height="1cm" svg:x="21.8cm" svg:y="9cm">
          <text:p text:style-name="P3">New stmt assg</text:p>
          <draw:enhanced-geometry svg:viewBox="0 0 21600 21600" draw:type="rectangle" draw:enhanced-path="M 0 0 L 21600 0 21600 21600 0 21600 0 0 Z N"/>
        </draw:custom-shape>
        <draw:custom-shape draw:style-name="gr8" draw:text-style-name="P3" xml:id="id59" draw:id="id59" draw:layer="layout" svg:width="5cm" svg:height="1cm" svg:x="1cm" svg:y="16cm">
          <text:p text:style-name="P3">New stmt</text:p>
          <draw:enhanced-geometry svg:viewBox="0 0 21600 21600" draw:type="rectangle" draw:enhanced-path="M 0 0 L 21600 0 21600 21600 0 21600 0 0 Z N"/>
        </draw:custom-shape>
        <draw:custom-shape draw:style-name="gr8" draw:text-style-name="P3" xml:id="id67" draw:id="id67" draw:layer="layout" svg:width="5cm" svg:height="1cm" svg:x="14.8cm" svg:y="9cm">
          <text:p text:style-name="P3">Stmt.collect_tk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24.3cm" svg:y1="8cm" svg:x2="24.3cm" svg:y2="9cm" draw:start-shape="id69" draw:start-glue-point="6" draw:end-shape="id70" draw:end-glue-point="0" svg:d="M24300 8000v1000" svg:viewBox="0 0 1 1001">
          <text:p/>
        </draw:connector>
        <draw:connector draw:style-name="gr4" draw:text-style-name="P5" draw:layer="layout" svg:x1="3.5cm" svg:y1="17cm" svg:x2="3.5cm" svg:y2="18.8cm" draw:start-shape="id59" draw:start-glue-point="2" draw:end-shape="id71" draw:end-glue-point="4" svg:d="M3500 17000v1800" svg:viewBox="0 0 1 1801">
          <text:p/>
        </draw:connector>
        <draw:custom-shape draw:style-name="gr30" draw:text-style-name="P3" xml:id="id72" draw:id="id72" draw:layer="layout" svg:width="5cm" svg:height="1.8cm" svg:x="21.8cm" svg:y="13.3cm">
          <text:p text:style-name="P3">St = add token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5" draw:layer="layout" svg:x1="24.3cm" svg:y1="10cm" svg:x2="24.3cm" svg:y2="13.3cm" draw:start-shape="id70" draw:end-shape="id72" draw:end-glue-point="4" svg:d="M24300 10000v3300" svg:viewBox="0 0 1 3301">
          <text:p/>
        </draw:connector>
        <draw:custom-shape draw:style-name="gr32" draw:text-style-name="P6" xml:id="id73" draw:id="id73" draw:layer="layout" svg:width="5.001cm" svg:height="1.101cm" svg:x="14.8cm" svg:y="12.999cm">
          <text:p text:style-name="P3"><text:span text:style-name="T3">finish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19.801cm" svg:y1="13.55cm" svg:x2="19.8cm" svg:y2="9.5cm" draw:start-shape="id73" draw:start-glue-point="7" draw:end-shape="id67" draw:end-glue-point="1" svg:d="M19801 13550h501v-4050h-502" svg:viewBox="0 0 503 4051">
          <text:p/>
        </draw:connector>
        <draw:connector draw:style-name="gr4" draw:text-style-name="P5" draw:layer="layout" svg:x1="17.3cm" svg:y1="10cm" svg:x2="17.301cm" svg:y2="12.999cm" draw:start-shape="id67" draw:start-glue-point="2" draw:end-shape="id73" draw:end-glue-point="4" svg:d="M17300 10000v1499h1v1500" svg:viewBox="0 0 2 3000">
          <text:p/>
        </draw:connector>
        <draw:custom-shape draw:style-name="gr29" draw:text-style-name="P3" xml:id="id76" draw:id="id76" draw:layer="layout" svg:width="2cm" svg:height="1cm" svg:x="12cm" svg:y="23cm">
          <text:p text:style-name="P3">Stop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5" draw:layer="layout" svg:x1="9.5cm" svg:y1="18cm" svg:x2="12.7cm" svg:y2="20.1cm" draw:start-shape="id55" draw:start-glue-point="8" draw:end-shape="id74" draw:end-glue-point="6" svg:d="M9500 18000v2100h3200" svg:viewBox="0 0 3201 2101">
          <text:p/>
        </draw:connector>
        <draw:custom-shape draw:style-name="gr30" draw:text-style-name="P3" xml:id="id75" draw:id="id75" draw:layer="layout" svg:width="5cm" svg:height="1.8cm" svg:x="14.8cm" svg:y="16.3cm">
          <text:p text:style-name="P3">St = idle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5" draw:layer="layout" svg:x1="17.301cm" svg:y1="14.1cm" svg:x2="17.3cm" svg:y2="16.3cm" draw:start-shape="id73" draw:start-glue-point="6" draw:end-shape="id75" draw:end-glue-point="4" svg:d="M17301 14100v1100h-1v1100" svg:viewBox="0 0 2 2201">
          <text:p/>
        </draw:connector>
        <draw:connector draw:style-name="gr4" draw:text-style-name="P5" draw:layer="layout" svg:x1="3.5cm" svg:y1="20.6cm" svg:x2="12cm" svg:y2="23.5cm" draw:start-shape="id71" draw:start-glue-point="8" draw:end-shape="id76" draw:end-glue-point="5" svg:d="M3500 20600v2900h8500" svg:viewBox="0 0 8501 2901">
          <text:p/>
        </draw:connector>
        <draw:connector draw:style-name="gr4" draw:text-style-name="P5" draw:layer="layout" svg:x1="17.3cm" svg:y1="18.1cm" svg:x2="14cm" svg:y2="23.5cm" draw:start-shape="id75" draw:start-glue-point="8" draw:end-shape="id76" draw:end-glue-point="7" svg:d="M17300 18100v5400h-3300" svg:viewBox="0 0 3301 5401">
          <text:p/>
        </draw:connector>
        <draw:connector draw:style-name="gr4" draw:text-style-name="P5" draw:layer="layout" svg:x1="24.3cm" svg:y1="15.1cm" svg:x2="14cm" svg:y2="23.5cm" draw:start-shape="id72" draw:start-glue-point="8" draw:end-shape="id76" draw:end-glue-point="7" svg:d="M24300 15100v8400h-10300" svg:viewBox="0 0 10301 8401">
          <text:p/>
        </draw:connector>
        <draw:custom-shape draw:style-name="gr33" draw:text-style-name="P3" xml:id="id66" draw:id="id66" draw:layer="layout" svg:width="0.6cm" svg:height="0.6cm" svg:x="12.7cm" svg:y="9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4" draw:text-style-name="P11" xml:id="id74" draw:id="id74" draw:layer="layout" svg:width="0.6cm" svg:height="0.6cm" svg:x="12.7cm" svg:y="19.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5" draw:layer="layout" svg:x1="13cm" svg:y1="9.8cm" svg:x2="13cm" svg:y2="19.8cm" draw:start-shape="id66" draw:start-glue-point="8" draw:end-shape="id74" draw:end-glue-point="4" svg:d="M13000 9800v10000" svg:viewBox="0 0 1 10001">
          <text:p/>
        </draw:connector>
        <draw:connector draw:style-name="gr4" draw:text-style-name="P5" draw:layer="layout" svg:x1="13cm" svg:y1="20.4cm" svg:x2="13cm" svg:y2="23cm" draw:start-shape="id74" draw:start-glue-point="8" draw:end-shape="id76" draw:end-glue-point="4" svg:d="M13000 20400v2600" svg:viewBox="0 0 1 2601">
          <text:p/>
        </draw:connector>
        <draw:custom-shape draw:style-name="gr35" draw:text-style-name="P11" xml:id="id57" draw:id="id57" draw:layer="layout" svg:width="0.6cm" svg:height="0.6cm" svg:x="29.7cm" svg:y="11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5" draw:layer="layout" svg:x1="30cm" svg:y1="11.8cm" svg:x2="30cm" svg:y2="23cm" draw:start-shape="id57" draw:start-glue-point="8" draw:end-shape="id77" draw:end-glue-point="4" svg:d="M30000 11800v11200" svg:viewBox="0 0 1 11201">
          <text:p/>
        </draw:connector>
      </draw:page>
      <draw:page draw:name="page5" draw:style-name="dp1" draw:master-page-name="默认">
        <draw:frame draw:style-name="gr36" draw:text-style-name="P2" draw:layer="layout" svg:width="15.585cm" svg:height="1.673cm" svg:x="0.053cm" svg:y="0.038cm">
          <draw:text-box>
            <text:p><text:span text:style-name="T1">Lexer, Expr</text:span></text:p>
          </draw:text-box>
        </draw:frame>
        <draw:connector draw:style-name="gr4" draw:text-style-name="P5" draw:layer="layout" svg:x1="3.501cm" svg:y1="6cm" svg:x2="3.5cm" svg:y2="7.999cm" draw:start-shape="id78" draw:start-glue-point="6" draw:end-shape="id79" draw:end-glue-point="4" svg:d="M3501 6000v1000h-1v999" svg:viewBox="0 0 2 2000">
          <text:p/>
        </draw:connector>
        <draw:custom-shape draw:style-name="gr16" draw:text-style-name="P6" xml:id="id79" draw:id="id79" draw:layer="layout" svg:width="5.001cm" svg:height="1.001cm" svg:x="0.999cm" svg:y="7.999cm">
          <text:p text:style-name="P3"><text:span text:style-name="T3">Tk == Var|d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3.5cm" svg:y1="9cm" svg:x2="3.5cm" svg:y2="11cm" draw:start-shape="id79" draw:start-glue-point="6" draw:end-shape="id80" draw:end-glue-point="0" svg:d="M3500 9000v2000" svg:viewBox="0 0 1 2001">
          <text:p/>
        </draw:connector>
        <draw:custom-shape draw:style-name="gr16" draw:text-style-name="P6" xml:id="id82" draw:id="id82" draw:layer="layout" svg:width="5.001cm" svg:height="1.001cm" svg:x="9.499cm" svg:y="7.999cm">
          <text:p text:style-name="P3"><text:span text:style-name="T3">o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6cm" svg:y1="8.5cm" svg:x2="7.2cm" svg:y2="8.5cm" draw:start-shape="id79" draw:start-glue-point="7" draw:end-shape="id81" draw:end-glue-point="6" svg:d="M6000 8500h1200" svg:viewBox="0 0 1201 1">
          <text:p/>
        </draw:connector>
        <draw:custom-shape draw:style-name="gr37" draw:text-style-name="P6" xml:id="id87" draw:id="id87" draw:layer="layout" svg:width="4.8cm" svg:height="1.001cm" svg:x="9.6cm" svg:y="14.699cm">
          <text:p text:style-name="P3"><text:span text:style-name="T3">Op[-2]&gt;=tk(op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9.499cm" svg:y1="8.499cm" svg:x2="7.8cm" svg:y2="8.5cm" draw:start-shape="id82" draw:end-shape="id81" draw:end-glue-point="10" svg:d="M9499 8499h-849v1h-850" svg:viewBox="0 0 1700 2">
          <text:p/>
        </draw:connector>
        <draw:custom-shape draw:style-name="gr38" draw:text-style-name="P7" xml:id="id100" draw:id="id100" draw:layer="layout" svg:width="3cm" svg:height="2cm" svg:x="6cm" svg:y="21cm">
          <text:p text:style-name="P3"><text:span text:style-name="T4">err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5" draw:layer="layout" svg:x1="23cm" svg:y1="6cm" svg:x2="23cm" svg:y2="9.598cm" draw:start-shape="id83" draw:start-glue-point="6" draw:end-shape="id84" draw:end-glue-point="4" svg:d="M23000 6000v3598" svg:viewBox="0 0 1 3599">
          <text:p/>
        </draw:connector>
        <draw:connector draw:style-name="gr4" draw:text-style-name="P5" draw:layer="layout" svg:x1="12.001cm" svg:y1="6cm" svg:x2="11.999cm" svg:y2="7.999cm" draw:start-shape="id85" draw:start-glue-point="6" draw:end-shape="id82" svg:d="M12001 6000v1000h-2v999" svg:viewBox="0 0 3 2000">
          <text:p/>
        </draw:connector>
        <draw:connector draw:style-name="gr4" draw:text-style-name="P5" draw:layer="layout" svg:x1="12cm" svg:y1="9cm" svg:x2="12cm" svg:y2="10.2cm" draw:start-shape="id82" draw:start-glue-point="6" draw:end-shape="id86" draw:end-glue-point="4" svg:d="M12000 9000v1200" svg:viewBox="0 0 1 1201">
          <text:p/>
        </draw:connector>
        <draw:connector draw:style-name="gr4" draw:text-style-name="P5" draw:layer="layout" svg:x1="12cm" svg:y1="15.7cm" svg:x2="12cm" svg:y2="17cm" draw:start-shape="id87" draw:end-shape="id88" svg:d="M12000 15700v1300" svg:viewBox="0 0 1 1301">
          <text:p/>
        </draw:connector>
        <draw:custom-shape draw:style-name="gr33" draw:text-style-name="P3" xml:id="id86" draw:id="id86" draw:layer="layout" svg:width="0.6cm" svg:height="0.6cm" svg:x="11.7cm" svg:y="10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5" draw:layer="layout" svg:x1="20.499cm" svg:y1="5.5cm" svg:x2="17.3cm" svg:y2="5.5cm" draw:start-shape="id83" draw:start-glue-point="5" draw:end-shape="id89" draw:end-glue-point="10" svg:d="M20499 5500h-3199" svg:viewBox="0 0 3200 1">
          <text:p/>
        </draw:connector>
        <draw:connector draw:style-name="gr4" draw:text-style-name="P5" draw:layer="layout" svg:x1="17cm" svg:y1="21cm" svg:x2="17cm" svg:y2="22.2cm" draw:start-shape="id90" draw:start-glue-point="2" draw:end-shape="id91" svg:d="M17000 21000v1200" svg:viewBox="0 0 1 1201">
          <text:p/>
        </draw:connector>
        <draw:custom-shape draw:style-name="gr39" draw:text-style-name="P3" xml:id="id92" draw:id="id92" draw:layer="layout" svg:width="3cm" svg:height="1cm" svg:x="21.5cm" svg:y="2cm">
          <text:p text:style-name="P3">finally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5" draw:layer="layout" svg:x1="23cm" svg:y1="3cm" svg:x2="23cm" svg:y2="5cm" draw:start-shape="id92" draw:start-glue-point="6" draw:end-shape="id83" draw:end-glue-point="4" svg:d="M23000 3000v2000" svg:viewBox="0 0 1 2001">
          <text:p/>
        </draw:connector>
        <draw:custom-shape draw:style-name="gr40" draw:text-style-name="P3" xml:id="id88" draw:id="id88" draw:layer="layout" svg:width="4.6cm" svg:height="1.5cm" svg:x="9.7cm" svg:y="17cm">
          <text:p text:style-name="P3"><text:span text:style-name="T4">New exp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5" draw:layer="layout" svg:x1="12cm" svg:y1="13.2cm" svg:x2="12cm" svg:y2="14.699cm" draw:start-shape="id93" draw:start-glue-point="6" draw:end-shape="id87" draw:end-glue-point="4" svg:d="M12000 13200v1499" svg:viewBox="0 0 1 1500">
          <text:p/>
        </draw:connector>
        <draw:connector draw:style-name="gr4" draw:text-style-name="P5" draw:layer="layout" svg:x1="12cm" svg:y1="15.7cm" svg:x2="12cm" svg:y2="17cm" draw:start-shape="id87" draw:start-glue-point="6" draw:end-shape="id88" draw:end-glue-point="0" svg:d="M12000 15700v1300" svg:viewBox="0 0 1 1301">
          <text:p/>
        </draw:connector>
        <draw:custom-shape draw:style-name="gr32" draw:text-style-name="P6" xml:id="id93" draw:id="id93" draw:layer="layout" svg:width="5.001cm" svg:height="1.101cm" svg:x="9.499cm" svg:y="12.099cm">
          <text:p text:style-name="P3"><text:span text:style-name="T3">tk_list &gt; <text:s/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14.5cm" svg:y1="12.65cm" svg:x2="17cm" svg:y2="14.9cm" draw:start-shape="id93" draw:start-glue-point="7" draw:end-shape="id94" draw:end-glue-point="4" svg:d="M14500 12650h2500v2250" svg:viewBox="0 0 2501 2251">
          <text:p/>
        </draw:connector>
        <draw:connector draw:style-name="gr4" draw:text-style-name="P5" draw:layer="layout" svg:x1="17cm" svg:y1="15.5cm" svg:x2="17cm" svg:y2="20cm" draw:start-shape="id94" draw:start-glue-point="8" draw:end-shape="id90" draw:end-glue-point="0" svg:d="M17000 15500v4500" svg:viewBox="0 0 1 4501">
          <text:p/>
        </draw:connector>
        <draw:custom-shape draw:style-name="gr33" draw:text-style-name="P3" xml:id="id94" draw:id="id94" draw:layer="layout" svg:width="0.6cm" svg:height="0.6cm" svg:x="16.7cm" svg:y="14.9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1" draw:text-style-name="P3" xml:id="id80" draw:id="id80" draw:layer="layout" svg:width="5cm" svg:height="1cm" svg:x="1cm" svg:y="11cm">
          <text:p text:style-name="P3"><text:span text:style-name="T4">tk_list.appen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5" draw:layer="layout" svg:x1="3.5cm" svg:y1="12cm" svg:x2="3.5cm" svg:y2="14cm" draw:start-shape="id80" draw:start-glue-point="2" draw:end-shape="id95" svg:d="M3500 12000v2000" svg:viewBox="0 0 1 2001">
          <text:p/>
        </draw:connector>
        <draw:custom-shape draw:style-name="gr41" draw:text-style-name="P3" xml:id="id90" draw:id="id90" draw:layer="layout" svg:width="5cm" svg:height="1cm" svg:x="14.5cm" svg:y="20cm">
          <text:p text:style-name="P3"><text:span text:style-name="T4">tk_list.append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5" draw:layer="layout" svg:x1="14.4cm" svg:y1="15.2cm" svg:x2="16.7cm" svg:y2="15.2cm" draw:start-shape="id87" draw:start-glue-point="7" draw:end-shape="id94" draw:end-glue-point="6" svg:d="M14400 15200h2300" svg:viewBox="0 0 2301 1">
          <text:p/>
        </draw:connector>
        <draw:connector draw:style-name="gr4" draw:text-style-name="P5" draw:layer="layout" svg:x1="12cm" svg:y1="18.5cm" svg:x2="11.7cm" svg:y2="10.5cm" draw:start-shape="id88" draw:start-glue-point="2" draw:end-shape="id86" draw:end-glue-point="6" svg:d="M12000 18500v502h-2801v-8502h2501" svg:viewBox="0 0 2802 8503">
          <text:p/>
        </draw:connector>
        <draw:connector draw:style-name="gr4" draw:text-style-name="P5" draw:layer="layout" svg:x1="12cm" svg:y1="10.8cm" svg:x2="12cm" svg:y2="12.099cm" draw:start-shape="id86" draw:start-glue-point="8" draw:end-shape="id93" draw:end-glue-point="4" svg:d="M12000 10800v1299" svg:viewBox="0 0 1 1300">
          <text:p/>
        </draw:connector>
        <draw:custom-shape draw:style-name="gr28" draw:text-style-name="P3" draw:layer="layout" svg:width="2.4cm" svg:height="0.8cm" svg:x="30.876cm" svg:y="1.934cm">
          <text:p text:style-name="P3">token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4" xml:id="id96" draw:id="id96" draw:layer="layout" svg:width="2cm" svg:height="1cm" svg:x="2.501cm" svg:y="2cm">
          <text:p text:style-name="P3"><text:span text:style-name="T2">Next toke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7" draw:text-style-name="P6" xml:id="id78" draw:id="id78" draw:layer="layout" svg:width="5.001cm" svg:height="1cm" svg:x="1cm" svg:y="5cm">
          <text:p text:style-name="P3"><text:span text:style-name="T3">St == opera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3.501cm" svg:y1="3cm" svg:x2="3.501cm" svg:y2="5cm" draw:start-shape="id96" draw:start-glue-point="6" draw:end-shape="id78" draw:end-glue-point="4" svg:d="M3501 3000v2000" svg:viewBox="0 0 1 2001">
          <text:p/>
        </draw:connector>
        <draw:connector draw:style-name="gr4" draw:text-style-name="P5" draw:layer="layout" svg:x1="6.001cm" svg:y1="5.5cm" svg:x2="9.5cm" svg:y2="5.5cm" draw:start-shape="id78" draw:start-glue-point="7" draw:end-shape="id85" svg:d="M6001 5500h3499" svg:viewBox="0 0 3500 1">
          <text:p/>
        </draw:connector>
        <draw:custom-shape draw:style-name="gr17" draw:text-style-name="P6" xml:id="id85" draw:id="id85" draw:layer="layout" svg:width="5.001cm" svg:height="1cm" svg:x="9.5cm" svg:y="5cm">
          <text:p text:style-name="P3"><text:span text:style-name="T3">St == operat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14.501cm" svg:y1="5.5cm" svg:x2="16.7cm" svg:y2="5.5cm" draw:start-shape="id85" draw:start-glue-point="7" draw:end-shape="id89" draw:end-glue-point="6" svg:d="M14501 5500h2199" svg:viewBox="0 0 2200 1">
          <text:p/>
        </draw:connector>
        <draw:custom-shape draw:style-name="gr42" draw:text-style-name="P3" xml:id="id95" draw:id="id95" draw:layer="layout" svg:width="5cm" svg:height="2cm" svg:x="1cm" svg:y="14cm">
          <text:p text:style-name="P3">St = ope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" xml:id="id91" draw:id="id91" draw:layer="layout" svg:width="4.8cm" svg:height="1.8cm" svg:x="14.6cm" svg:y="22.2cm">
          <text:p text:style-name="P3">St = id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xml:id="id81" draw:id="id81" draw:layer="layout" svg:width="0.6cm" svg:height="0.6cm" svg:x="7.2cm" svg:y="8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5" draw:layer="layout" svg:x1="4.501cm" svg:y1="2.5cm" svg:x2="21.5cm" svg:y2="2.5cm" draw:start-shape="id96" draw:start-glue-point="7" draw:end-shape="id92" draw:end-glue-point="5" svg:d="M4501 2500h16999" svg:viewBox="0 0 17000 1">
          <text:p/>
        </draw:connector>
        <draw:custom-shape draw:style-name="gr33" draw:text-style-name="P3" xml:id="id84" draw:id="id84" draw:layer="layout" svg:width="0.6cm" svg:height="0.6cm" svg:x="22.7cm" svg:y="9.598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0" draw:text-style-name="P3" xml:id="id98" draw:id="id98" draw:layer="layout" svg:width="4.6cm" svg:height="1.5cm" svg:x="20.7cm" svg:y="16.598cm">
          <text:p text:style-name="P3"><text:span text:style-name="T4">New expr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5" draw:layer="layout" svg:x1="23cm" svg:y1="12.598cm" svg:x2="23cm" svg:y2="16.598cm" draw:start-shape="id97" draw:start-glue-point="6" draw:end-shape="id98" draw:end-glue-point="0" svg:d="M23000 12598v4000" svg:viewBox="0 0 1 4001">
          <text:p/>
        </draw:connector>
        <draw:custom-shape draw:style-name="gr32" draw:text-style-name="P6" xml:id="id97" draw:id="id97" draw:layer="layout" svg:width="5.001cm" svg:height="1.101cm" svg:x="20.499cm" svg:y="11.497cm">
          <text:p text:style-name="P3"><text:span text:style-name="T3">tk_list &gt; <text:s/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25.5cm" svg:y1="12.048cm" svg:x2="18.4cm" svg:y2="27cm" draw:start-shape="id97" draw:start-glue-point="7" draw:end-shape="id99" draw:end-glue-point="7" svg:d="M25500 12048h501v14952h-7601" svg:viewBox="0 0 7602 14953">
          <text:p/>
        </draw:connector>
        <draw:connector draw:style-name="gr4" draw:text-style-name="P5" draw:layer="layout" svg:x1="23cm" svg:y1="18.098cm" svg:x2="22.7cm" svg:y2="9.898cm" draw:start-shape="id98" draw:start-glue-point="2" draw:end-shape="id84" draw:end-glue-point="6" svg:d="M23000 18098v502h-2801v-8702h2501" svg:viewBox="0 0 2802 8703">
          <text:p/>
        </draw:connector>
        <draw:connector draw:style-name="gr4" draw:text-style-name="P5" draw:layer="layout" svg:x1="23cm" svg:y1="10.198cm" svg:x2="23cm" svg:y2="11.497cm" draw:start-shape="id84" draw:start-glue-point="8" draw:end-shape="id97" draw:end-glue-point="4" svg:d="M23000 10198v1299" svg:viewBox="0 0 1 1300">
          <text:p/>
        </draw:connector>
        <draw:custom-shape draw:style-name="gr44" draw:text-style-name="P7" xml:id="id99" draw:id="id99" draw:layer="layout" svg:width="2.8cm" svg:height="2cm" svg:x="15.6cm" svg:y="26cm">
          <text:p text:style-name="P3"><text:span text:style-name="T4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5" draw:layer="layout" svg:x1="17cm" svg:y1="5.8cm" svg:x2="7.5cm" svg:y2="8.2cm" draw:start-shape="id89" draw:start-glue-point="8" draw:end-shape="id81" draw:end-glue-point="4" svg:d="M17000 5800v1201h-9500v1199" svg:viewBox="0 0 9501 2401">
          <text:p/>
        </draw:connector>
        <draw:custom-shape draw:style-name="gr33" draw:text-style-name="P3" xml:id="id89" draw:id="id89" draw:layer="layout" svg:width="0.6cm" svg:height="0.6cm" svg:x="16.7cm" svg:y="5.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7" draw:text-style-name="P6" xml:id="id83" draw:id="id83" draw:layer="layout" svg:width="5.001cm" svg:height="1cm" svg:x="20.499cm" svg:y="5cm">
          <text:p text:style-name="P3"><text:span text:style-name="T3">St == opera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7.5cm" svg:y1="8.8cm" svg:x2="7.5cm" svg:y2="21cm" draw:start-shape="id81" draw:start-glue-point="8" draw:end-shape="id100" draw:end-glue-point="4" svg:d="M7500 8800v12200" svg:viewBox="0 0 1 12201">
          <text:p/>
        </draw:connector>
        <draw:connector draw:style-name="gr4" draw:text-style-name="P5" draw:layer="layout" svg:x1="3.5cm" svg:y1="16cm" svg:x2="15.6cm" svg:y2="27cm" draw:start-shape="id95" draw:start-glue-point="8" draw:end-shape="id99" draw:end-glue-point="5" svg:d="M3500 16000v11000h12100" svg:viewBox="0 0 12101 11001">
          <text:p/>
        </draw:connector>
        <draw:connector draw:style-name="gr4" draw:text-style-name="P5" draw:layer="layout" svg:x1="17cm" svg:y1="24cm" svg:x2="17cm" svg:y2="26cm" draw:start-shape="id91" draw:start-glue-point="8" draw:end-shape="id99" draw:end-glue-point="4" svg:d="M17000 24000v2000" svg:viewBox="0 0 1 2001">
          <text:p/>
        </draw:connector>
      </draw:page>
      <draw:page draw:name="page6" draw:style-name="dp1" draw:master-page-name="默认">
        <draw:custom-shape draw:style-name="gr3" draw:text-style-name="P4" xml:id="id101" draw:id="id101" draw:layer="layout" svg:width="2cm" svg:height="1cm" svg:x="3cm" svg:y="2.5cm">
          <text:p text:style-name="P3"><text:span text:style-name="T2">condition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5" draw:layer="layout" svg:x1="4cm" svg:y1="3.5cm" svg:x2="4cm" svg:y2="5.5cm" draw:start-shape="id101" draw:start-glue-point="6" draw:end-shape="id102" draw:end-glue-point="4" svg:d="M4000 3500v2000" svg:viewBox="0 0 1 2001">
          <text:p/>
        </draw:connector>
        <draw:custom-shape draw:style-name="gr45" draw:text-style-name="P6" xml:id="id102" draw:id="id102" draw:layer="layout" svg:width="2cm" svg:height="1.101cm" svg:x="3cm" svg:y="5.5cm">
          <text:p text:style-name="P3"><text:span text:style-name="T3">: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4cm" svg:y1="6.601cm" svg:x2="4cm" svg:y2="8cm" draw:start-shape="id102" draw:start-glue-point="6" draw:end-shape="id103" draw:end-glue-point="0" svg:d="M4000 6601v1399" svg:viewBox="0 0 1 1400">
          <text:p/>
        </draw:connector>
        <draw:custom-shape draw:style-name="gr32" draw:text-style-name="P6" xml:id="id105" draw:id="id105" draw:layer="layout" svg:width="5.001cm" svg:height="1.101cm" svg:x="1.5cm" svg:y="10.999cm">
          <text:p text:style-name="P3"><text:span text:style-name="T3">block_key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5cm" svg:y1="6.051cm" svg:x2="8cm" svg:y2="5cm" draw:start-shape="id102" draw:start-glue-point="7" draw:end-shape="id104" draw:end-glue-point="2" svg:d="M5000 6051h3000v-1051" svg:viewBox="0 0 3001 1052">
          <text:p/>
        </draw:connector>
        <draw:custom-shape draw:style-name="gr46" draw:text-style-name="P7" xml:id="id103" draw:id="id103" draw:layer="layout" svg:width="5.2cm" svg:height="1cm" svg:x="1.4cm" svg:y="8cm">
          <text:p text:style-name="P3"><text:span text:style-name="T4">st=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4cm" svg:y1="9cm" svg:x2="4cm" svg:y2="10.999cm" draw:start-shape="id103" draw:start-glue-point="2" draw:end-shape="id105" svg:d="M4000 9000v1999" svg:viewBox="0 0 1 2000">
          <text:p/>
        </draw:connector>
        <draw:custom-shape draw:style-name="gr33" draw:text-style-name="P3" xml:id="id107" draw:id="id107" draw:layer="layout" svg:width="0.6cm" svg:height="0.6cm" svg:x="3.7cm" svg:y="21.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5" draw:layer="layout" svg:x1="4cm" svg:y1="15cm" svg:x2="4cm" svg:y2="21.7cm" draw:start-shape="id106" draw:start-glue-point="2" draw:end-shape="id107" draw:end-glue-point="4" svg:d="M4000 15000v6700" svg:viewBox="0 0 1 6701">
          <text:p/>
        </draw:connector>
        <draw:custom-shape draw:style-name="gr47" draw:text-style-name="P7" xml:id="id104" draw:id="id104" draw:layer="layout" svg:width="6cm" svg:height="1.1cm" svg:x="5cm" svg:y="3.9cm">
          <text:p text:style-name="P3"><text:span text:style-name="T4">condition_tk.appen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8cm" svg:y1="3.9cm" svg:x2="5cm" svg:y2="3cm" draw:start-shape="id104" draw:start-glue-point="0" draw:end-shape="id101" draw:end-glue-point="7" svg:d="M8000 3900v-900h-3000" svg:viewBox="0 0 3001 901">
          <text:p/>
        </draw:connector>
        <draw:custom-shape draw:style-name="gr48" draw:text-style-name="P3" xml:id="id108" draw:id="id108" draw:layer="layout" svg:width="5.4cm" svg:height="1cm" svg:x="1.3cm" svg:y="24cm">
          <text:p text:style-name="P3">Block_tk.append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5" draw:layer="layout" svg:x1="4.001cm" svg:y1="12.1cm" svg:x2="4cm" svg:y2="14cm" draw:start-shape="id105" draw:start-glue-point="6" draw:end-shape="id106" draw:end-glue-point="0" svg:d="M4001 12100v950h-1v950" svg:viewBox="0 0 2 1901">
          <text:p/>
        </draw:connector>
        <draw:custom-shape draw:style-name="gr48" draw:text-style-name="P3" xml:id="id106" draw:id="id106" draw:layer="layout" svg:width="5.4cm" svg:height="1cm" svg:x="1.3cm" svg:y="14cm">
          <text:p text:style-name="P3">sub_block += 1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5" draw:layer="layout" svg:x1="4cm" svg:y1="22.3cm" svg:x2="4cm" svg:y2="24cm" draw:start-shape="id107" draw:start-glue-point="8" draw:end-shape="id108" draw:end-glue-point="0" svg:d="M4000 22300v1700" svg:viewBox="0 0 1 1701">
          <text:p/>
        </draw:connector>
        <draw:custom-shape draw:style-name="gr45" draw:text-style-name="P6" xml:id="id109" draw:id="id109" draw:layer="layout" svg:width="2cm" svg:height="1.101cm" svg:x="8cm" svg:y="12.899cm">
          <text:p text:style-name="P3"><text:span text:style-name="T3">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draw:line-skew="1.498cm" svg:x1="10cm" svg:y1="13.45cm" svg:x2="9.3cm" svg:y2="20.6cm" draw:start-shape="id109" draw:start-glue-point="7" draw:end-shape="id110" draw:end-glue-point="10" svg:d="M10000 13450h2000v7150h-2700" svg:viewBox="0 0 2701 7151">
          <text:p/>
        </draw:connector>
        <draw:connector draw:style-name="gr4" draw:text-style-name="P5" draw:layer="layout" svg:x1="6.501cm" svg:y1="11.55cm" svg:x2="9cm" svg:y2="12.899cm" draw:start-shape="id105" draw:start-glue-point="7" draw:end-shape="id109" draw:end-glue-point="4" svg:d="M6501 11550h2499v1349" svg:viewBox="0 0 2500 1350">
          <text:p/>
        </draw:connector>
        <draw:custom-shape draw:style-name="gr49" draw:text-style-name="P6" xml:id="id111" draw:id="id111" draw:layer="layout" svg:width="2cm" svg:height="1.201cm" svg:x="8cm" svg:y="15.4cm">
          <text:p text:style-name="P3"><text:span text:style-name="T3">sub_block &gt;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10cm" svg:y1="16.001cm" svg:x2="15.3cm" svg:y2="15.998cm" draw:start-shape="id111" draw:start-glue-point="7" svg:d="M10000 16001h3152v-3h2148" svg:viewBox="0 0 5301 4">
          <text:p/>
        </draw:connector>
        <draw:connector draw:style-name="gr4" draw:text-style-name="P5" draw:layer="layout" svg:x1="9cm" svg:y1="14cm" svg:x2="9cm" svg:y2="15.4cm" draw:start-shape="id109" draw:end-shape="id111" draw:end-glue-point="4" svg:d="M9000 14000v1400" svg:viewBox="0 0 1 1401">
          <text:p/>
        </draw:connector>
        <draw:custom-shape draw:style-name="gr50" draw:text-style-name="P3" xml:id="id112" draw:id="id112" draw:layer="layout" svg:width="4cm" svg:height="1cm" svg:x="7cm" svg:y="18cm">
          <text:p text:style-name="P3">sub_block -= 1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5" draw:layer="layout" svg:x1="9cm" svg:y1="16.601cm" svg:x2="9cm" svg:y2="18cm" draw:start-shape="id111" draw:start-glue-point="6" draw:end-shape="id112" draw:end-glue-point="0" svg:d="M9000 16601v1399" svg:viewBox="0 0 1 1400">
          <text:p/>
        </draw:connector>
        <draw:custom-shape draw:style-name="gr33" draw:text-style-name="P3" xml:id="id110" draw:id="id110" draw:layer="layout" svg:width="0.6cm" svg:height="0.6cm" svg:x="8.7cm" svg:y="20.3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5" draw:layer="layout" svg:x1="9cm" svg:y1="19cm" svg:x2="9cm" svg:y2="20.3cm" draw:start-shape="id112" draw:start-glue-point="2" draw:end-shape="id110" draw:end-glue-point="4" svg:d="M9000 19000v1300" svg:viewBox="0 0 1 1301">
          <text:p/>
        </draw:connector>
        <draw:connector draw:style-name="gr4" draw:text-style-name="P5" draw:layer="layout" svg:x1="9cm" svg:y1="20.9cm" svg:x2="4.3cm" svg:y2="22cm" draw:start-shape="id110" draw:start-glue-point="8" draw:end-shape="id107" draw:end-glue-point="10" svg:d="M9000 20900v1100h-4700" svg:viewBox="0 0 4701 1101">
          <text:p/>
        </draw:connector>
        <draw:custom-shape draw:style-name="gr51" draw:text-style-name="P7" draw:layer="layout" svg:width="3.6cm" svg:height="1.7cm" svg:x="14.4cm" svg:y="15.148cm">
          <text:p text:style-name="P3"><text:span text:style-name="T4">End Block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52" draw:text-style-name="P2" draw:layer="layout" svg:width="17.846cm" svg:height="1.673cm" svg:x="0.054cm" svg:y="0.039cm">
          <draw:text-box>
            <text:p><text:span text:style-name="T1">Lexer, While, add token</text:span></text:p>
          </draw:text-box>
        </draw:frame>
      </draw:page>
      <draw:page draw:name="page7" draw:style-name="dp1" draw:master-page-name="默认">
        <draw:frame draw:style-name="gr53" draw:text-style-name="P2" draw:layer="layout" svg:width="18.362cm" svg:height="1.673cm" svg:x="0.054cm" svg:y="0.04cm">
          <draw:text-box>
            <text:p><text:span text:style-name="T1">Lexer, While, Compare Express</text:span></text:p>
          </draw:text-box>
        </draw:frame>
        <draw:connector draw:style-name="gr4" draw:text-style-name="P5" draw:layer="layout" svg:x1="3.502cm" svg:y1="6cm" svg:x2="3.5cm" svg:y2="7.999cm" draw:start-shape="id113" draw:start-glue-point="6" draw:end-shape="id114" draw:end-glue-point="4" svg:d="M3502 6000v1000h-2v999" svg:viewBox="0 0 3 2000">
          <text:p/>
        </draw:connector>
        <draw:custom-shape draw:style-name="gr16" draw:text-style-name="P6" xml:id="id116" draw:id="id116" draw:layer="layout" svg:width="5.001cm" svg:height="1.001cm" svg:x="8cm" svg:y="7.999cm">
          <text:p text:style-name="P3"><text:span text:style-name="T3">Tk == Compare o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3.5cm" svg:y1="9cm" svg:x2="3.501cm" svg:y2="11cm" draw:start-shape="id114" draw:start-glue-point="6" draw:end-shape="id115" draw:end-glue-point="0" svg:d="M3500 9000v1000h1v1000" svg:viewBox="0 0 2 2001">
          <text:p/>
        </draw:connector>
        <draw:connector draw:style-name="gr4" draw:text-style-name="P5" draw:layer="layout" svg:x1="10.501cm" svg:y1="9cm" svg:x2="10.5cm" svg:y2="11cm" draw:start-shape="id116" draw:start-glue-point="6" draw:end-shape="id117" svg:d="M10501 9000v1000h-1v1000" svg:viewBox="0 0 2 2001">
          <text:p/>
        </draw:connector>
        <draw:custom-shape draw:style-name="gr41" draw:text-style-name="P3" xml:id="id115" draw:id="id115" draw:layer="layout" svg:width="5cm" svg:height="1cm" svg:x="1.001cm" svg:y="11cm">
          <text:p text:style-name="P3"><text:span text:style-name="T4">left = tk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4" xml:id="id118" draw:id="id118" draw:layer="layout" svg:width="2cm" svg:height="1cm" svg:x="2.502cm" svg:y="2cm">
          <text:p text:style-name="P3"><text:span text:style-name="T2">Next token</text:span></text:p>
          <text:p text:style-name="P3"><text:span text:style-name="T2">St = left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7" draw:text-style-name="P6" xml:id="id113" draw:id="id113" draw:layer="layout" svg:width="5.001cm" svg:height="1cm" svg:x="1.001cm" svg:y="5cm">
          <text:p text:style-name="P3"><text:span text:style-name="T3">St == lef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3.502cm" svg:y1="3cm" svg:x2="3.502cm" svg:y2="5cm" draw:start-shape="id118" draw:start-glue-point="6" draw:end-shape="id113" draw:end-glue-point="4" svg:d="M3502 3000v2000" svg:viewBox="0 0 1 2001">
          <text:p/>
        </draw:connector>
        <draw:connector draw:style-name="gr4" draw:text-style-name="P5" draw:layer="layout" svg:x1="6.002cm" svg:y1="5.5cm" svg:x2="7.999cm" svg:y2="5.5cm" draw:start-shape="id113" draw:start-glue-point="7" draw:end-shape="id119" draw:end-glue-point="5" svg:d="M6002 5500h1997" svg:viewBox="0 0 1998 1">
          <text:p/>
        </draw:connector>
        <draw:custom-shape draw:style-name="gr17" draw:text-style-name="P6" xml:id="id122" draw:id="id122" draw:layer="layout" svg:width="5.001cm" svg:height="1cm" svg:x="15.001cm" svg:y="5cm">
          <text:p text:style-name="P3"><text:span text:style-name="T3">St == righ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xml:id="id117" draw:id="id117" draw:layer="layout" svg:width="5cm" svg:height="1cm" svg:x="8cm" svg:y="11cm">
          <text:p text:style-name="P3">Cop = tk</text:p>
          <draw:enhanced-geometry svg:viewBox="0 0 21600 21600" draw:type="rectangle" draw:enhanced-path="M 0 0 L 21600 0 21600 21600 0 21600 0 0 Z N"/>
        </draw:custom-shape>
        <draw:custom-shape draw:style-name="gr18" draw:text-style-name="P3" xml:id="id120" draw:id="id120" draw:layer="layout" svg:width="4cm" svg:height="2cm" svg:x="8.5cm" svg:y="14cm">
          <text:p text:style-name="P3">St = right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5" draw:layer="layout" svg:x1="10.5cm" svg:y1="12cm" svg:x2="10.5cm" svg:y2="14cm" draw:start-shape="id117" draw:start-glue-point="2" draw:end-shape="id120" draw:end-glue-point="4" svg:d="M10500 12000v2000" svg:viewBox="0 0 1 2001">
          <text:p/>
        </draw:connector>
        <draw:custom-shape draw:style-name="gr18" draw:text-style-name="P3" xml:id="id121" draw:id="id121" draw:layer="layout" svg:width="4cm" svg:height="2cm" svg:x="1.5cm" svg:y="14cm">
          <text:p text:style-name="P3">St = co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5" draw:layer="layout" svg:x1="3.501cm" svg:y1="12cm" svg:x2="3.5cm" svg:y2="14cm" draw:start-shape="id115" draw:start-glue-point="2" draw:end-shape="id121" draw:end-glue-point="4" svg:d="M3501 12000v1001h-1v999" svg:viewBox="0 0 2 2001">
          <text:p/>
        </draw:connector>
        <draw:connector draw:style-name="gr4" draw:text-style-name="P5" draw:layer="layout" svg:x1="17.502cm" svg:y1="6cm" svg:x2="17.5cm" svg:y2="11cm" draw:start-shape="id122" draw:start-glue-point="6" draw:end-shape="id123" draw:end-glue-point="0" svg:d="M17502 6000v2501h-2v2499" svg:viewBox="0 0 3 5001">
          <text:p/>
        </draw:connector>
        <draw:custom-shape draw:style-name="gr41" draw:text-style-name="P3" xml:id="id123" draw:id="id123" draw:layer="layout" svg:width="5cm" svg:height="1cm" svg:x="15cm" svg:y="11cm">
          <text:p text:style-name="P3"><text:span text:style-name="T4">right = tk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8" draw:text-style-name="P3" xml:id="id124" draw:id="id124" draw:layer="layout" svg:width="4cm" svg:height="2cm" svg:x="15.499cm" svg:y="14cm">
          <text:p text:style-name="P3">St = stop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5" draw:layer="layout" svg:x1="17.5cm" svg:y1="12cm" svg:x2="17.499cm" svg:y2="14cm" draw:start-shape="id123" draw:start-glue-point="2" draw:end-shape="id124" draw:end-glue-point="4" svg:d="M17500 12000v1001h-1v999" svg:viewBox="0 0 2 2001">
          <text:p/>
        </draw:connector>
        <draw:custom-shape draw:style-name="gr39" draw:text-style-name="P3" xml:id="id125" draw:id="id125" draw:layer="layout" svg:width="3cm" svg:height="1cm" svg:x="23cm" svg:y="2cm">
          <text:p text:style-name="P3">finally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" draw:text-style-name="P5" draw:layer="layout" svg:x1="24.5cm" svg:y1="3cm" svg:x2="24.5cm" svg:y2="5cm" draw:start-shape="id125" draw:start-glue-point="6" draw:end-shape="id126" draw:end-glue-point="4" svg:d="M24500 3000v2000" svg:viewBox="0 0 1 2001">
          <text:p/>
        </draw:connector>
        <draw:custom-shape draw:style-name="gr17" draw:text-style-name="P6" xml:id="id126" draw:id="id126" draw:layer="layout" svg:width="5.001cm" svg:height="1cm" svg:x="21.999cm" svg:y="5cm">
          <text:p text:style-name="P3"><text:span text:style-name="T3">St == righ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24.5cm" svg:y1="6cm" svg:x2="24.5cm" svg:y2="8cm" draw:start-shape="id126" draw:start-glue-point="6" svg:d="M24500 6000v2000" svg:viewBox="0 0 1 2001">
          <text:p/>
        </draw:connector>
        <draw:custom-shape draw:style-name="gr19" draw:text-style-name="P8" draw:layer="layout" svg:width="1cm" svg:height="1cm" svg:x="24cm" svg:y="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6" draw:text-style-name="P6" xml:id="id114" draw:id="id114" draw:layer="layout" svg:width="5.001cm" svg:height="1.001cm" svg:x="0.999cm" svg:y="7.999cm">
          <text:p text:style-name="P3"><text:span text:style-name="T3">Tk == Var|dat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6" xml:id="id119" draw:id="id119" draw:layer="layout" svg:width="5.001cm" svg:height="1cm" svg:x="7.999cm" svg:y="5cm">
          <text:p text:style-name="P3"><text:span text:style-name="T3">St == co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5" draw:layer="layout" svg:x1="13cm" svg:y1="5.5cm" svg:x2="15.001cm" svg:y2="5.5cm" draw:start-shape="id119" draw:start-glue-point="7" draw:end-shape="id122" draw:end-glue-point="5" svg:d="M13000 5500h2001" svg:viewBox="0 0 2002 1">
          <text:p/>
        </draw:connector>
        <draw:connector draw:style-name="gr4" draw:text-style-name="P5" draw:layer="layout" svg:x1="10.5cm" svg:y1="6cm" svg:x2="10.501cm" svg:y2="7.999cm" draw:start-shape="id119" draw:start-glue-point="6" draw:end-shape="id116" draw:end-glue-point="4" svg:d="M10500 6000v1000h1v999" svg:viewBox="0 0 2 2000">
          <text:p/>
        </draw:connector>
        <draw:custom-shape draw:style-name="gr19" draw:text-style-name="P8" draw:layer="layout" svg:width="1cm" svg:height="1cm" svg:x="6cm" svg:y="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9" draw:text-style-name="P8" draw:layer="layout" svg:width="1cm" svg:height="1cm" svg:x="13cm" svg:y="8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9" draw:text-style-name="P8" draw:layer="layout" svg:width="1cm" svg:height="1cm" svg:x="20cm" svg:y="5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22" draw:text-style-name="P10" draw:layer="layout" svg:width="1cm" svg:height="1cm" svg:x="27cm" svg:y="5cm">
          <text:p text:style-name="P3"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</draw:page>
      <draw:page draw:name="page8" draw:style-name="dp1" draw:master-page-name="默认">
        <draw:frame draw:style-name="gr54" draw:text-style-name="P2" draw:layer="layout" svg:width="20.615cm" svg:height="1.673cm" svg:x="0.056cm" svg:y="0.041cm">
          <draw:text-box>
            <text:p><text:span text:style-name="T1">Parser</text:span></text:p>
          </draw:text-box>
        </draw:frame>
        <draw:custom-shape draw:style-name="gr55" draw:text-style-name="P3" draw:layer="layout" svg:width="8cm" svg:height="2cm" svg:x="4cm" svg:y="7cm">
          <text:p text:style-name="P3">parse all variable</text:p>
          <text:p text:style-name="P3">to name space</text:p>
          <draw:enhanced-geometry svg:viewBox="0 0 21600 21600" draw:type="rectangle" draw:enhanced-path="M 0 0 L 21600 0 21600 21600 0 21600 0 0 Z N"/>
        </draw:custom-shape>
        <draw:custom-shape draw:style-name="gr55" draw:text-style-name="P3" draw:layer="layout" svg:width="8cm" svg:height="2cm" svg:x="4cm" svg:y="3cm">
          <text:p text:style-name="P3">Analyze structure</text:p>
          <draw:enhanced-geometry svg:viewBox="0 0 21600 21600" draw:type="rectangle" draw:enhanced-path="M 0 0 L 21600 0 21600 21600 0 21600 0 0 Z N"/>
        </draw:custom-shape>
        <draw:custom-shape draw:style-name="gr55" draw:text-style-name="P3" draw:layer="layout" svg:width="8cm" svg:height="2cm" svg:x="4cm" svg:y="11cm">
          <text:p text:style-name="P3">Generate assembly</text:p>
          <text:p text:style-name="P3">Code with MemEle</text:p>
          <draw:enhanced-geometry svg:viewBox="0 0 21600 21600" draw:type="rectangle" draw:enhanced-path="M 0 0 L 21600 0 21600 21600 0 21600 0 0 Z N"/>
        </draw:custom-shape>
        <draw:custom-shape draw:style-name="gr55" draw:text-style-name="P3" draw:layer="layout" svg:width="8cm" svg:height="2cm" svg:x="4cm" svg:y="15cm">
          <text:p text:style-name="P3">Generate assembly</text:p>
          <text:p text:style-name="P3">Code with variable</text:p>
          <draw:enhanced-geometry svg:viewBox="0 0 21600 21600" draw:type="rectangle" draw:enhanced-path="M 0 0 L 21600 0 21600 21600 0 21600 0 0 Z N"/>
        </draw:custom-shape>
        <draw:custom-shape draw:style-name="gr55" draw:text-style-name="P3" draw:layer="layout" svg:width="8cm" svg:height="2cm" svg:x="4cm" svg:y="19cm">
          <text:p text:style-name="P3">Allocate memory space</text:p>
          <text:p text:style-name="P3">To variable</text:p>
          <draw:enhanced-geometry svg:viewBox="0 0 21600 21600" draw:type="rectangle" draw:enhanced-path="M 0 0 L 21600 0 21600 21600 0 21600 0 0 Z N"/>
        </draw:custom-shape>
        <draw:custom-shape draw:style-name="gr55" draw:text-style-name="P3" draw:layer="layout" svg:width="8cm" svg:height="2cm" svg:x="4cm" svg:y="23cm">
          <text:p text:style-name="P3">Generate assembly code</text:p>
          <text:p text:style-name="P3">With physical address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默认">
        <draw:frame draw:style-name="gr54" draw:text-style-name="P2" draw:layer="layout" svg:width="20.615cm" svg:height="1.673cm" svg:x="0.057cm" svg:y="0.042cm">
          <draw:text-box>
            <text:p><text:span text:style-name="T1">Parser, Assg.parse_variable</text:span></text:p>
          </draw:text-box>
        </draw:frame>
      </draw:page>
      <draw:page draw:name="page10" draw:style-name="dp1" draw:master-page-name="默认">
        <draw:custom-shape draw:style-name="gr8" draw:text-style-name="P3" draw:layer="layout" svg:width="5cm" svg:height="1cm" svg:x="2cm" svg:y="3cm">
          <text:p text:style-name="P3">T1 = result(left)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5cm" svg:height="1cm" svg:x="2cm" svg:y="5cm">
          <text:p text:style-name="P3">T2 = result(right)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cm" svg:height="2cm" svg:x="2cm" svg:y="7cm">
          <text:p text:style-name="P3">Cjump(</text:p>
          <text:p text:style-name="P3">rd0=t1, rd1=t2,</text:p>
          <text:p text:style-name="P3">cr=co, ar=end)</text:p>
          <draw:enhanced-geometry svg:viewBox="0 0 21600 21600" draw:type="rectangle" draw:enhanced-path="M 0 0 L 21600 0 21600 21600 0 21600 0 0 Z N"/>
        </draw:custom-shape>
        <draw:frame draw:style-name="gr56" draw:text-style-name="P12" draw:layer="layout" svg:width="2.085cm" svg:height="0.962cm" svg:x="1cm" svg:y="1.1cm">
          <draw:text-box>
            <text:p>While</text:p>
          </draw:text-box>
        </draw:frame>
      </draw:page>
      <draw:page draw:name="page11" draw:style-name="dp1" draw:master-page-name="默认">
        <draw:frame draw:style-name="gr57" draw:text-style-name="P1" xml:id="id127" draw:id="id127" draw:layer="layout" svg:width="1.649cm" svg:height="1cm" svg:x="3.6cm" svg:y="2cm">
          <draw:text-box>
            <text:p>X=1</text:p>
          </draw:text-box>
        </draw:frame>
        <draw:custom-shape draw:style-name="gr31" draw:text-style-name="P3" xml:id="id128" draw:id="id128" draw:layer="layout" svg:width="3cm" svg:height="1cm" svg:x="7cm" svg:y="2cm">
          <text:p text:style-name="P3">1</text:p>
          <draw:enhanced-geometry svg:viewBox="0 0 21600 21600" draw:type="rectangle" draw:enhanced-path="M 0 0 L 21600 0 21600 21600 0 21600 0 0 Z N"/>
        </draw:custom-shape>
        <draw:frame draw:style-name="gr58" draw:text-style-name="P13" draw:layer="layout" svg:width="1.51cm" svg:height="0.963cm" svg:x="3.6cm" svg:y="3cm">
          <draw:text-box>
            <text:p>y=x</text:p>
          </draw:text-box>
        </draw:frame>
        <draw:connector draw:style-name="gr4" draw:text-style-name="P5" draw:layer="layout" svg:x1="5.249cm" svg:y1="2.5cm" svg:x2="7cm" svg:y2="2.5cm" draw:start-shape="id127" draw:start-glue-point="1" draw:end-shape="id128" draw:end-glue-point="3" svg:d="M5249 2500h1751" svg:viewBox="0 0 1752 1">
          <text:p/>
        </draw:connector>
        <draw:line draw:style-name="gr4" draw:text-style-name="P5" draw:layer="layout" svg:x1="5.2cm" svg:y1="3.6cm" svg:x2="7cm" svg:y2="2.8cm">
          <text:p/>
        </draw:line>
        <draw:frame draw:style-name="gr57" draw:text-style-name="P1" xml:id="id129" draw:id="id129" draw:layer="layout" svg:width="1.649cm" svg:height="1cm" svg:x="3.6cm" svg:y="6cm">
          <draw:text-box>
            <text:p>X=1</text:p>
          </draw:text-box>
        </draw:frame>
        <draw:custom-shape draw:style-name="gr31" draw:text-style-name="P3" xml:id="id130" draw:id="id130" draw:layer="layout" svg:width="3cm" svg:height="1cm" svg:x="7cm" svg:y="6cm">
          <text:p text:style-name="P3">1</text:p>
          <draw:enhanced-geometry svg:viewBox="0 0 21600 21600" draw:type="rectangle" draw:enhanced-path="M 0 0 L 21600 0 21600 21600 0 21600 0 0 Z N"/>
        </draw:custom-shape>
        <draw:frame draw:style-name="gr59" draw:text-style-name="P13" xml:id="id131" draw:id="id131" draw:layer="layout" svg:width="3.1cm" svg:height="1cm" svg:x="2.1cm" svg:y="7cm">
          <draw:text-box>
            <text:p>New y=x</text:p>
          </draw:text-box>
        </draw:frame>
        <draw:connector draw:style-name="gr4" draw:text-style-name="P5" draw:layer="layout" svg:x1="5.249cm" svg:y1="6.5cm" svg:x2="7cm" svg:y2="6.5cm" draw:start-shape="id129" draw:start-glue-point="1" draw:end-shape="id130" draw:end-glue-point="3" svg:d="M5249 6500h1751" svg:viewBox="0 0 1752 1">
          <text:p/>
        </draw:connector>
        <draw:custom-shape draw:style-name="gr31" draw:text-style-name="P3" xml:id="id132" draw:id="id132" draw:layer="layout" svg:width="3cm" svg:height="1cm" svg:x="7cm" svg:y="7cm">
          <text:p text:style-name="P3">1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5.2cm" svg:y1="7.5cm" svg:x2="7cm" svg:y2="7.5cm" draw:start-shape="id131" draw:start-glue-point="1" draw:end-shape="id132" draw:end-glue-point="3" svg:d="M5200 7500h1800" svg:viewBox="0 0 1801 1">
          <text:p/>
        </draw:connector>
        <draw:frame draw:style-name="gr60" draw:text-style-name="P1" draw:layer="layout" svg:width="10.98cm" svg:height="0.962cm" svg:x="1.1cm" svg:y="1cm">
          <draw:text-box>
            <text:p>Variable claim and memory allocation</text:p>
          </draw:text-box>
        </draw:frame>
        <draw:frame draw:style-name="gr57" draw:text-style-name="P1" xml:id="id133" draw:id="id133" draw:layer="layout" svg:width="1.649cm" svg:height="1cm" svg:x="12.6cm" svg:y="2cm">
          <draw:text-box>
            <text:p>X=1</text:p>
          </draw:text-box>
        </draw:frame>
        <draw:custom-shape draw:style-name="gr31" draw:text-style-name="P3" xml:id="id134" draw:id="id134" draw:layer="layout" svg:width="3cm" svg:height="1cm" svg:x="16cm" svg:y="2cm">
          <text:p text:style-name="P3">1</text:p>
          <draw:enhanced-geometry svg:viewBox="0 0 21600 21600" draw:type="rectangle" draw:enhanced-path="M 0 0 L 21600 0 21600 21600 0 21600 0 0 Z N"/>
        </draw:custom-shape>
        <draw:frame draw:style-name="gr59" draw:text-style-name="P13" xml:id="id135" draw:id="id135" draw:layer="layout" svg:width="1.6cm" svg:height="1cm" svg:x="12.7cm" svg:y="3cm">
          <draw:text-box>
            <text:p>y=2</text:p>
          </draw:text-box>
        </draw:frame>
        <draw:connector draw:style-name="gr4" draw:text-style-name="P5" draw:layer="layout" svg:x1="14.249cm" svg:y1="2.5cm" svg:x2="16cm" svg:y2="2.5cm" draw:start-shape="id133" draw:start-glue-point="1" draw:end-shape="id134" draw:end-glue-point="3" svg:d="M14249 2500h1751" svg:viewBox="0 0 1752 1">
          <text:p/>
        </draw:connector>
        <draw:line draw:style-name="gr4" draw:text-style-name="P5" draw:layer="layout" svg:x1="14cm" svg:y1="4.6cm" svg:x2="16cm" svg:y2="3.5cm">
          <text:p/>
        </draw:line>
        <draw:frame draw:style-name="gr58" draw:text-style-name="P13" draw:layer="layout" svg:width="1.51cm" svg:height="0.963cm" svg:x="12.7cm" svg:y="4.037cm">
          <draw:text-box>
            <text:p>y=x</text:p>
          </draw:text-box>
        </draw:frame>
        <draw:custom-shape draw:style-name="gr31" draw:text-style-name="P3" xml:id="id136" draw:id="id136" draw:layer="layout" svg:width="3cm" svg:height="1cm" svg:x="16cm" svg:y="3cm">
          <text:p text:style-name="P3">2--&gt;1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4.3cm" svg:y1="3.5cm" svg:x2="16cm" svg:y2="3.5cm" draw:start-shape="id135" draw:start-glue-point="1" draw:end-shape="id136" draw:end-glue-point="3" svg:d="M14300 3500h1700" svg:viewBox="0 0 1701 1">
          <text:p/>
        </draw:connector>
        <draw:frame draw:style-name="gr57" draw:text-style-name="P1" xml:id="id137" draw:id="id137" draw:layer="layout" svg:width="1.649cm" svg:height="1cm" svg:x="12.6cm" svg:y="6cm">
          <draw:text-box>
            <text:p>X=1</text:p>
          </draw:text-box>
        </draw:frame>
        <draw:custom-shape draw:style-name="gr31" draw:text-style-name="P3" xml:id="id138" draw:id="id138" draw:layer="layout" svg:width="3cm" svg:height="1cm" svg:x="16cm" svg:y="6cm">
          <text:p text:style-name="P3">1</text:p>
          <draw:enhanced-geometry svg:viewBox="0 0 21600 21600" draw:type="rectangle" draw:enhanced-path="M 0 0 L 21600 0 21600 21600 0 21600 0 0 Z N"/>
        </draw:custom-shape>
        <draw:frame draw:style-name="gr59" draw:text-style-name="P13" xml:id="id139" draw:id="id139" draw:layer="layout" svg:width="1.6cm" svg:height="1cm" svg:x="12.7cm" svg:y="7cm">
          <draw:text-box>
            <text:p>y=2</text:p>
          </draw:text-box>
        </draw:frame>
        <draw:connector draw:style-name="gr4" draw:text-style-name="P5" draw:layer="layout" svg:x1="14.249cm" svg:y1="6.5cm" svg:x2="16cm" svg:y2="6.5cm" draw:start-shape="id137" draw:start-glue-point="1" draw:end-shape="id138" draw:end-glue-point="3" svg:d="M14249 6500h1751" svg:viewBox="0 0 1752 1">
          <text:p/>
        </draw:connector>
        <draw:frame draw:style-name="gr61" draw:text-style-name="P13" xml:id="id141" draw:id="id141" draw:layer="layout" svg:width="2.953cm" svg:height="1cm" svg:x="11.3cm" svg:y="8cm">
          <draw:text-box>
            <text:p>New y=x</text:p>
          </draw:text-box>
        </draw:frame>
        <draw:custom-shape draw:style-name="gr31" draw:text-style-name="P3" xml:id="id140" draw:id="id140" draw:layer="layout" svg:width="3cm" svg:height="1cm" svg:x="16cm" svg:y="7cm">
          <text:p text:style-name="P3">2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4.3cm" svg:y1="7.5cm" svg:x2="16cm" svg:y2="7.5cm" draw:start-shape="id139" draw:start-glue-point="1" draw:end-shape="id140" draw:end-glue-point="3" svg:d="M14300 7500h1700" svg:viewBox="0 0 1701 1">
          <text:p/>
        </draw:connector>
        <draw:custom-shape draw:style-name="gr31" draw:text-style-name="P3" xml:id="id142" draw:id="id142" draw:layer="layout" svg:width="3cm" svg:height="1cm" svg:x="16cm" svg:y="8cm">
          <text:p text:style-name="P3">1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4.253cm" svg:y1="8.5cm" svg:x2="16cm" svg:y2="8.5cm" draw:start-shape="id141" draw:end-shape="id142" draw:end-glue-point="3" svg:d="M14253 8500h1747" svg:viewBox="0 0 1748 1">
          <text:p/>
        </draw:connector>
        <draw:frame draw:style-name="gr57" draw:text-style-name="P1" xml:id="id143" draw:id="id143" draw:layer="layout" svg:width="1.649cm" svg:height="1cm" svg:x="3.6cm" svg:y="10cm">
          <draw:text-box>
            <text:p>X=1</text:p>
          </draw:text-box>
        </draw:frame>
        <draw:custom-shape draw:style-name="gr31" draw:text-style-name="P3" xml:id="id144" draw:id="id144" draw:layer="layout" svg:width="3cm" svg:height="1cm" svg:x="7cm" svg:y="10cm">
          <text:p text:style-name="P3">1</text:p>
          <draw:enhanced-geometry svg:viewBox="0 0 21600 21600" draw:type="rectangle" draw:enhanced-path="M 0 0 L 21600 0 21600 21600 0 21600 0 0 Z N"/>
        </draw:custom-shape>
        <draw:frame draw:style-name="gr59" draw:text-style-name="P13" xml:id="id145" draw:id="id145" draw:layer="layout" svg:width="2cm" svg:height="1cm" svg:x="3.2cm" svg:y="11cm">
          <draw:text-box>
            <text:p>x=”a”</text:p>
          </draw:text-box>
        </draw:frame>
        <draw:connector draw:style-name="gr4" draw:text-style-name="P5" draw:layer="layout" svg:x1="5.249cm" svg:y1="10.5cm" svg:x2="7cm" svg:y2="10.5cm" draw:start-shape="id143" draw:start-glue-point="1" draw:end-shape="id144" draw:end-glue-point="3" svg:d="M5249 10500h1751" svg:viewBox="0 0 1752 1">
          <text:p/>
        </draw:connector>
        <draw:custom-shape draw:style-name="gr31" draw:text-style-name="P3" xml:id="id146" draw:id="id146" draw:layer="layout" svg:width="3cm" svg:height="1cm" svg:x="7cm" svg:y="11cm">
          <text:p text:style-name="P3">a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5.2cm" svg:y1="11.5cm" svg:x2="7cm" svg:y2="11.5cm" draw:start-shape="id145" draw:start-glue-point="1" draw:end-shape="id146" draw:end-glue-point="3" svg:d="M5200 11500h1800" svg:viewBox="0 0 18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9T15:21:34.999000000</meta:creation-date>
    <dc:date>2017-12-26T09:16:30.581000000</dc:date>
    <meta:editing-duration>P10DT5H12M44S</meta:editing-duration>
    <meta:editing-cycles>64</meta:editing-cycles>
    <meta:generator>LibreOffice/5.0.5.2$Windows_x86 LibreOffice_project/55b006a02d247b5f7215fc6ea0fde844b30035b3</meta:generator>
    <meta:document-statistic meta:object-count="341"/>
  </office:meta>
</office:document-meta>
</file>